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rsid="003b1ec5" officeooo:paragraph-rsid="00131f4f"/>
    </style:style>
    <style:style style:name="P2" style:family="paragraph" style:parent-style-name="Standard">
      <style:text-properties fo:language="en" fo:country="US" fo:font-weight="bold" officeooo:rsid="001e4eb8" officeooo:paragraph-rsid="01180be4" style:font-weight-asian="bold" style:font-weight-complex="bold"/>
    </style:style>
    <style:style style:name="P3" style:family="paragraph" style:parent-style-name="Standard">
      <style:text-properties fo:language="en" fo:country="US" fo:font-weight="bold" officeooo:rsid="001e4eb8" officeooo:paragraph-rsid="014f0a12" style:font-weight-asian="bold" style:font-weight-complex="bold"/>
    </style:style>
    <style:style style:name="P4" style:family="paragraph" style:parent-style-name="Standard">
      <style:text-properties fo:language="en" fo:country="US" fo:font-weight="bold" officeooo:paragraph-rsid="00131f4f" style:font-weight-asian="bold" style:font-weight-complex="bold"/>
    </style:style>
    <style:style style:name="P5" style:family="paragraph" style:parent-style-name="Standard">
      <style:text-properties fo:language="en" fo:country="US" fo:font-weight="bold" officeooo:rsid="0032f19b" officeooo:paragraph-rsid="014f0a12" fo:background-color="transparent" style:font-weight-asian="bold" style:font-weight-complex="bold"/>
    </style:style>
    <style:style style:name="P6" style:family="paragraph" style:parent-style-name="Standard">
      <style:text-properties fo:language="en" fo:country="US" fo:font-weight="bold" officeooo:rsid="0100f487" officeooo:paragraph-rsid="01729cc4" fo:background-color="#dddddd" style:font-weight-asian="bold" style:font-weight-complex="bold"/>
    </style:style>
    <style:style style:name="P7" style:family="paragraph" style:parent-style-name="Standard">
      <style:text-properties fo:language="en" fo:country="US" fo:font-weight="normal" officeooo:rsid="0100f487" officeooo:paragraph-rsid="010c0340" fo:background-color="#dddddd" style:font-weight-asian="normal" style:font-weight-complex="normal"/>
    </style:style>
    <style:style style:name="P8" style:family="paragraph" style:parent-style-name="Standard">
      <style:text-properties fo:language="en" fo:country="US" fo:font-weight="normal" officeooo:rsid="0100f487" officeooo:paragraph-rsid="014f0a12" fo:background-color="#dddddd" style:font-weight-asian="normal" style:font-weight-complex="normal"/>
    </style:style>
    <style:style style:name="P9" style:family="paragraph" style:parent-style-name="Standard">
      <style:text-properties fo:language="en" fo:country="US" fo:font-weight="normal" officeooo:rsid="0100f487" officeooo:paragraph-rsid="01521c87" fo:background-color="#dddddd" style:font-weight-asian="normal" style:font-weight-complex="normal"/>
    </style:style>
    <style:style style:name="P10" style:family="paragraph" style:parent-style-name="Standard">
      <style:text-properties fo:language="en" fo:country="US" fo:font-weight="normal" officeooo:rsid="0100f487" officeooo:paragraph-rsid="01505af8" fo:background-color="#dddddd" style:font-weight-asian="normal" style:font-weight-complex="normal"/>
    </style:style>
    <style:style style:name="P11" style:family="paragraph" style:parent-style-name="Standard">
      <style:text-properties fo:language="en" fo:country="US" fo:font-weight="normal" officeooo:rsid="0100f487" officeooo:paragraph-rsid="015e8829" fo:background-color="#dddddd" style:font-weight-asian="normal" style:font-weight-complex="normal"/>
    </style:style>
    <style:style style:name="P12" style:family="paragraph" style:parent-style-name="Standard">
      <style:text-properties fo:language="en" fo:country="US" fo:font-weight="normal" officeooo:rsid="0100f487" officeooo:paragraph-rsid="016cf939" fo:background-color="#dddddd" style:font-weight-asian="normal" style:font-weight-complex="normal"/>
    </style:style>
    <style:style style:name="P13" style:family="paragraph" style:parent-style-name="Standard">
      <style:text-properties fo:language="en" fo:country="US" fo:font-weight="normal" officeooo:rsid="0100f487" officeooo:paragraph-rsid="016f880c" fo:background-color="#dddddd" style:font-weight-asian="normal" style:font-weight-complex="normal"/>
    </style:style>
    <style:style style:name="P14" style:family="paragraph" style:parent-style-name="Standard">
      <style:text-properties fo:language="en" fo:country="US" fo:font-weight="normal" officeooo:rsid="0100f487" officeooo:paragraph-rsid="01729cc4" fo:background-color="#dddddd" style:font-weight-asian="normal" style:font-weight-complex="normal"/>
    </style:style>
    <style:style style:name="P15" style:family="paragraph" style:parent-style-name="Standard">
      <style:text-properties fo:language="en" fo:country="US" fo:font-weight="normal" officeooo:rsid="0100f487" officeooo:paragraph-rsid="0172ff19" fo:background-color="#dddddd" style:font-weight-asian="normal" style:font-weight-complex="normal"/>
    </style:style>
    <style:style style:name="P16" style:family="paragraph" style:parent-style-name="Standard">
      <style:text-properties fo:language="en" fo:country="US" fo:font-weight="normal" officeooo:rsid="0100f487" officeooo:paragraph-rsid="01862682" fo:background-color="#dddddd" style:font-weight-asian="normal" style:font-weight-complex="normal"/>
    </style:style>
    <style:style style:name="P17" style:family="paragraph" style:parent-style-name="Standard">
      <style:text-properties fo:language="en" fo:country="US" fo:font-weight="normal" officeooo:rsid="0100f487" officeooo:paragraph-rsid="0156d96c" fo:background-color="#dddddd" style:font-weight-asian="normal" style:font-weight-complex="normal"/>
    </style:style>
    <style:style style:name="P18" style:family="paragraph" style:parent-style-name="Standard">
      <style:text-properties fo:language="en" fo:country="US" fo:font-weight="normal" officeooo:rsid="0100f487" officeooo:paragraph-rsid="01751981" fo:background-color="#dddddd" style:font-weight-asian="normal" style:font-weight-complex="normal"/>
    </style:style>
    <style:style style:name="P19" style:family="paragraph" style:parent-style-name="Standard">
      <style:text-properties fo:language="en" fo:country="US" fo:font-weight="normal" officeooo:rsid="0100f487" officeooo:paragraph-rsid="017128bb" fo:background-color="#dddddd" style:font-weight-asian="normal" style:font-weight-complex="normal"/>
    </style:style>
    <style:style style:name="P20" style:family="paragraph" style:parent-style-name="Standard">
      <style:text-properties fo:language="en" fo:country="US" fo:font-weight="normal" officeooo:rsid="00377c68" officeooo:paragraph-rsid="01593f5e" fo:background-color="transparent" style:font-weight-asian="normal" style:font-weight-complex="normal"/>
    </style:style>
    <style:style style:name="P21" style:family="paragraph" style:parent-style-name="Standard">
      <style:text-properties fo:language="en" fo:country="US" fo:font-weight="normal" officeooo:rsid="00377c68" officeooo:paragraph-rsid="01695f0d" fo:background-color="transparent" style:font-weight-asian="normal" style:font-weight-complex="normal"/>
    </style:style>
    <style:style style:name="P22" style:family="paragraph" style:parent-style-name="Standard">
      <style:text-properties fo:language="en" fo:country="US" fo:font-weight="normal" officeooo:rsid="00377c68" officeooo:paragraph-rsid="01696099" fo:background-color="transparent" style:font-weight-asian="normal" style:font-weight-complex="normal"/>
    </style:style>
    <style:style style:name="P23" style:family="paragraph" style:parent-style-name="Standard">
      <style:text-properties fo:language="en" fo:country="US" fo:font-weight="normal" officeooo:rsid="00377c68" officeooo:paragraph-rsid="016a858e" fo:background-color="transparent" style:font-weight-asian="normal" style:font-weight-complex="normal"/>
    </style:style>
    <style:style style:name="P24" style:family="paragraph" style:parent-style-name="Standard">
      <style:text-properties fo:language="en" fo:country="US" fo:font-weight="normal" officeooo:rsid="00377c68" officeooo:paragraph-rsid="016e54df" fo:background-color="transparent" style:font-weight-asian="normal" style:font-weight-complex="normal"/>
    </style:style>
    <style:style style:name="P25" style:family="paragraph" style:parent-style-name="Standard">
      <style:text-properties fo:language="en" fo:country="US" fo:font-weight="normal" officeooo:rsid="00377c68" officeooo:paragraph-rsid="01c085f6" fo:background-color="transparent" style:font-weight-asian="normal" style:font-weight-complex="normal"/>
    </style:style>
    <style:style style:name="P26" style:family="paragraph" style:parent-style-name="Standard">
      <style:text-properties fo:language="en" fo:country="US" fo:font-weight="normal" officeooo:rsid="00377c68" officeooo:paragraph-rsid="00131f4f" fo:background-color="transparent" style:font-weight-asian="normal" style:font-weight-complex="normal"/>
    </style:style>
    <style:style style:name="P27" style:family="paragraph" style:parent-style-name="Standard">
      <style:text-properties fo:language="en" fo:country="US" fo:font-weight="normal" officeooo:rsid="00fc9709" officeooo:paragraph-rsid="01087ab0" fo:background-color="transparent" style:font-weight-asian="normal" style:font-weight-complex="normal"/>
    </style:style>
    <style:style style:name="P28" style:family="paragraph" style:parent-style-name="Standard">
      <style:text-properties fo:language="en" fo:country="US" fo:font-weight="normal" officeooo:rsid="00fc9709" officeooo:paragraph-rsid="0183b702" fo:background-color="transparent" style:font-weight-asian="normal" style:font-weight-complex="normal"/>
    </style:style>
    <style:style style:name="P29" style:family="paragraph" style:parent-style-name="Standard">
      <style:text-properties fo:language="en" fo:country="US" fo:font-weight="normal" officeooo:rsid="00fc9709" officeooo:paragraph-rsid="016e54df" fo:background-color="transparent" style:font-weight-asian="normal" style:font-weight-complex="normal"/>
    </style:style>
    <style:style style:name="P30" style:family="paragraph" style:parent-style-name="Standard">
      <style:text-properties fo:language="en" fo:country="US" fo:font-weight="normal" officeooo:rsid="007bb7e8" officeooo:paragraph-rsid="014f0a12" fo:background-color="transparent" style:font-weight-asian="normal" style:font-weight-complex="normal"/>
    </style:style>
    <style:style style:name="P31" style:family="paragraph" style:parent-style-name="Standard">
      <style:text-properties fo:language="en" fo:country="US" fo:font-weight="normal" officeooo:rsid="0166cf7d" officeooo:paragraph-rsid="0166cf7d" fo:background-color="transparent" style:font-weight-asian="normal" style:font-weight-complex="normal"/>
    </style:style>
    <style:style style:name="P32" style:family="paragraph" style:parent-style-name="Standard">
      <style:text-properties fo:language="en" fo:country="US" fo:font-weight="normal" officeooo:rsid="01696099" officeooo:paragraph-rsid="01696099" fo:background-color="transparent" style:font-weight-asian="normal" style:font-weight-complex="normal"/>
    </style:style>
    <style:style style:name="P33" style:family="paragraph" style:parent-style-name="Standard">
      <style:text-properties fo:language="en" fo:country="US" fo:font-weight="normal" officeooo:rsid="01751981" officeooo:paragraph-rsid="01751981" fo:background-color="transparent" style:font-weight-asian="normal" style:font-weight-complex="normal"/>
    </style:style>
    <style:style style:name="P34" style:family="paragraph" style:parent-style-name="Standard">
      <style:text-properties fo:language="en" fo:country="US" fo:font-weight="normal" officeooo:rsid="0179ccaa" officeooo:paragraph-rsid="017ca761" fo:background-color="transparent" style:font-weight-asian="normal" style:font-weight-complex="normal"/>
    </style:style>
    <style:style style:name="P35" style:family="paragraph" style:parent-style-name="Standard">
      <style:text-properties fo:language="en" fo:country="US" fo:font-weight="normal" officeooo:rsid="018a2322" officeooo:paragraph-rsid="018a2322" fo:background-color="transparent" style:font-weight-asian="normal" style:font-weight-complex="normal"/>
    </style:style>
    <style:style style:name="P36" style:family="paragraph" style:parent-style-name="Standard">
      <style:text-properties fo:language="en" fo:country="US" fo:font-weight="normal" officeooo:rsid="01087ab0" officeooo:paragraph-rsid="019291bd" fo:background-color="transparent" style:font-weight-asian="normal" style:font-weight-complex="normal"/>
    </style:style>
    <style:style style:name="P37" style:family="paragraph" style:parent-style-name="Standard">
      <style:text-properties fo:language="en" fo:country="US" fo:font-weight="normal" officeooo:rsid="01087ab0" officeooo:paragraph-rsid="0190cf50" fo:background-color="transparent" style:font-weight-asian="normal" style:font-weight-complex="normal"/>
    </style:style>
    <style:style style:name="P38" style:family="paragraph" style:parent-style-name="Standard">
      <style:text-properties fo:language="en" fo:country="US" fo:font-weight="normal" officeooo:rsid="01087ab0" officeooo:paragraph-rsid="01a85102" fo:background-color="transparent" style:font-weight-asian="normal" style:font-weight-complex="normal"/>
    </style:style>
    <style:style style:name="P39" style:family="paragraph" style:parent-style-name="Standard">
      <style:text-properties fo:language="en" fo:country="US" fo:font-weight="normal" officeooo:rsid="01087ab0" officeooo:paragraph-rsid="01acd93f" fo:background-color="transparent" style:font-weight-asian="normal" style:font-weight-complex="normal"/>
    </style:style>
    <style:style style:name="P40" style:family="paragraph" style:parent-style-name="Standard">
      <style:text-properties fo:language="en" fo:country="US" fo:font-weight="normal" officeooo:rsid="019a1865" officeooo:paragraph-rsid="019a1865" fo:background-color="transparent" style:font-weight-asian="normal" style:font-weight-complex="normal"/>
    </style:style>
    <style:style style:name="P41" style:family="paragraph" style:parent-style-name="Standard">
      <style:text-properties fo:language="en" fo:country="US" fo:font-weight="normal" officeooo:rsid="01868637" officeooo:paragraph-rsid="019b3740" fo:background-color="transparent" style:font-weight-asian="normal" style:font-weight-complex="normal"/>
    </style:style>
    <style:style style:name="P42" style:family="paragraph" style:parent-style-name="Standard">
      <style:text-properties fo:language="en" fo:country="US" fo:font-weight="normal" officeooo:rsid="019c7bf6" officeooo:paragraph-rsid="019c7bf6" fo:background-color="transparent" style:font-weight-asian="normal" style:font-weight-complex="normal"/>
    </style:style>
    <style:style style:name="P43" style:family="paragraph" style:parent-style-name="Standard">
      <style:text-properties fo:language="en" fo:country="US" fo:font-weight="normal" officeooo:rsid="001e4eb8" officeooo:paragraph-rsid="019c7bf6" fo:background-color="transparent" style:font-weight-asian="normal" style:font-weight-complex="normal"/>
    </style:style>
    <style:style style:name="P44" style:family="paragraph" style:parent-style-name="Standard">
      <style:text-properties fo:language="en" fo:country="US" fo:font-weight="normal" officeooo:rsid="011a1eb8" officeooo:paragraph-rsid="01acd93f" fo:background-color="transparent" style:font-weight-asian="normal" style:font-weight-complex="normal"/>
    </style:style>
    <style:style style:name="P45" style:family="paragraph" style:parent-style-name="Standard">
      <style:text-properties fo:language="en" fo:country="US" fo:font-weight="normal" officeooo:rsid="00136227" officeooo:paragraph-rsid="013443ce" fo:background-color="transparent" style:font-weight-asian="normal" style:font-weight-complex="normal"/>
    </style:style>
    <style:style style:name="P46" style:family="paragraph" style:parent-style-name="Standard">
      <style:text-properties fo:language="en" fo:country="US" fo:font-weight="normal" officeooo:rsid="01acd93f" officeooo:paragraph-rsid="01ae85bf" fo:background-color="transparent" style:font-weight-asian="normal" style:font-weight-complex="normal"/>
    </style:style>
    <style:style style:name="P47" style:family="paragraph" style:parent-style-name="Standard">
      <style:text-properties fo:language="en" fo:country="US" fo:font-weight="normal" officeooo:rsid="001e4eb8" officeooo:paragraph-rsid="00131f4f" style:font-weight-asian="normal" style:font-weight-complex="normal"/>
    </style:style>
    <style:style style:name="P48" style:family="paragraph" style:parent-style-name="Standard">
      <style:text-properties fo:language="en" fo:country="US" fo:font-weight="normal" officeooo:rsid="001e4eb8" officeooo:paragraph-rsid="01521c87" style:font-weight-asian="normal" style:font-weight-complex="normal"/>
    </style:style>
    <style:style style:name="P49" style:family="paragraph" style:parent-style-name="Standard">
      <style:text-properties fo:language="en" fo:country="US" fo:font-weight="normal" officeooo:rsid="001e4eb8" officeooo:paragraph-rsid="0190cf50" style:font-weight-asian="normal" style:font-weight-complex="normal"/>
    </style:style>
    <style:style style:name="P50" style:family="paragraph" style:parent-style-name="Standard">
      <style:text-properties fo:language="en" fo:country="US" fo:font-weight="normal" officeooo:rsid="001e4eb8" officeooo:paragraph-rsid="019c7bf6" style:font-weight-asian="normal" style:font-weight-complex="normal"/>
    </style:style>
    <style:style style:name="P51" style:family="paragraph" style:parent-style-name="Standard">
      <style:text-properties fo:language="en" fo:country="US" fo:font-weight="normal" officeooo:rsid="001e4eb8" officeooo:paragraph-rsid="018e1cb6" style:font-weight-asian="normal" style:font-weight-complex="normal"/>
    </style:style>
    <style:style style:name="P52" style:family="paragraph" style:parent-style-name="Standard">
      <style:text-properties fo:language="en" fo:country="US" fo:font-weight="normal" officeooo:rsid="0152df6b" officeooo:paragraph-rsid="01556477" style:font-weight-asian="normal" style:font-weight-complex="normal"/>
    </style:style>
    <style:style style:name="P53" style:family="paragraph" style:parent-style-name="Standard">
      <style:text-properties fo:language="en" fo:country="US" fo:font-weight="normal" officeooo:rsid="019e4040" officeooo:paragraph-rsid="019e4040" style:font-weight-asian="normal" style:font-weight-complex="normal"/>
    </style:style>
    <style:style style:name="P54" style:family="paragraph" style:parent-style-name="Standard">
      <style:text-properties fo:language="en" fo:country="US" fo:font-weight="normal" officeooo:rsid="01a1af40" officeooo:paragraph-rsid="01a1af40" style:font-weight-asian="normal" style:font-weight-complex="normal"/>
    </style:style>
    <style:style style:name="P55" style:family="paragraph" style:parent-style-name="Standard">
      <style:text-properties fo:language="en" fo:country="US" fo:font-weight="normal" officeooo:rsid="01a4e7b1" officeooo:paragraph-rsid="01a6ab62" style:font-weight-asian="normal" style:font-weight-complex="normal"/>
    </style:style>
    <style:style style:name="P56" style:family="paragraph" style:parent-style-name="Standard">
      <style:text-properties fo:language="en" fo:country="US" fo:font-weight="normal" officeooo:rsid="01556477" officeooo:paragraph-rsid="0156d96c" style:font-weight-asian="normal" style:font-weight-complex="normal"/>
    </style:style>
    <style:style style:name="P57" style:family="paragraph" style:parent-style-name="Standard">
      <style:text-properties fo:language="en" fo:country="US" officeooo:rsid="001b8640" officeooo:paragraph-rsid="00131f4f"/>
    </style:style>
    <style:style style:name="P58" style:family="paragraph" style:parent-style-name="Standard">
      <style:text-properties fo:language="en" fo:country="US" fo:font-style="normal" fo:font-weight="normal" officeooo:rsid="0100f487" officeooo:paragraph-rsid="01751981" fo:background-color="#dddddd" style:font-style-asian="normal" style:font-weight-asian="normal" style:font-style-complex="normal" style:font-weight-complex="normal"/>
    </style:style>
    <style:style style:name="P59" style:family="paragraph" style:parent-style-name="Standard">
      <style:text-properties fo:language="en" fo:country="US" fo:font-style="normal" fo:font-weight="normal" officeooo:rsid="0100f487" officeooo:paragraph-rsid="017ca761" fo:background-color="#dddddd" style:font-style-asian="normal" style:font-weight-asian="normal" style:font-style-complex="normal" style:font-weight-complex="normal"/>
    </style:style>
    <style:style style:name="P60" style:family="paragraph" style:parent-style-name="Standard">
      <style:text-properties fo:language="en" fo:country="US" fo:font-style="normal" fo:font-weight="normal" officeooo:rsid="0100f487" officeooo:paragraph-rsid="017d91ea" fo:background-color="#dddddd" style:font-style-asian="normal" style:font-weight-asian="normal" style:font-style-complex="normal" style:font-weight-complex="normal"/>
    </style:style>
    <style:style style:name="P61" style:family="paragraph" style:parent-style-name="Standard">
      <style:text-properties fo:language="en" fo:country="US" fo:font-style="normal" fo:font-weight="normal" officeooo:rsid="0100f487" officeooo:paragraph-rsid="01818146" fo:background-color="#dddddd" style:font-style-asian="normal" style:font-weight-asian="normal" style:font-style-complex="normal" style:font-weight-complex="normal"/>
    </style:style>
    <style:style style:name="P62" style:family="paragraph" style:parent-style-name="Standard">
      <style:text-properties fo:language="en" fo:country="US" fo:font-style="normal" fo:font-weight="normal" officeooo:rsid="0100f487" officeooo:paragraph-rsid="0181a3d4" fo:background-color="#dddddd" style:font-style-asian="normal" style:font-weight-asian="normal" style:font-style-complex="normal" style:font-weight-complex="normal"/>
    </style:style>
    <style:style style:name="P63" style:family="paragraph" style:parent-style-name="Standard">
      <style:text-properties fo:language="en" fo:country="US" fo:font-style="normal" fo:font-weight="normal" officeooo:rsid="0100f487" officeooo:paragraph-rsid="0183b702" fo:background-color="#dddddd" style:font-style-asian="normal" style:font-weight-asian="normal" style:font-style-complex="normal" style:font-weight-complex="normal"/>
    </style:style>
    <style:style style:name="P64" style:family="paragraph" style:parent-style-name="Standard">
      <style:text-properties fo:language="en" fo:country="US" fo:font-style="normal" fo:font-weight="normal" officeooo:rsid="0100f487" officeooo:paragraph-rsid="0190cf50" fo:background-color="#dddddd" style:font-style-asian="normal" style:font-weight-asian="normal" style:font-style-complex="normal" style:font-weight-complex="normal"/>
    </style:style>
    <style:style style:name="P65" style:family="paragraph" style:parent-style-name="Standard">
      <style:text-properties fo:language="en" fo:country="US" fo:font-style="normal" fo:font-weight="normal" officeooo:rsid="0100f487" officeooo:paragraph-rsid="01a0c17f" fo:background-color="#dddddd" style:font-style-asian="normal" style:font-weight-asian="normal" style:font-style-complex="normal" style:font-weight-complex="normal"/>
    </style:style>
    <style:style style:name="P66" style:family="paragraph" style:parent-style-name="Standard">
      <style:text-properties fo:language="en" fo:country="US" fo:font-style="normal" fo:font-weight="normal" officeooo:rsid="0100f487" officeooo:paragraph-rsid="01b78742" fo:background-color="#dddddd" style:font-style-asian="normal" style:font-weight-asian="normal" style:font-style-complex="normal" style:font-weight-complex="normal"/>
    </style:style>
    <style:style style:name="P67" style:family="paragraph" style:parent-style-name="Standard">
      <style:text-properties fo:language="en" fo:country="US" fo:font-style="normal" fo:font-weight="normal" officeooo:rsid="0100f487" officeooo:paragraph-rsid="01b8d2d5" fo:background-color="#dddddd" style:font-style-asian="normal" style:font-weight-asian="normal" style:font-style-complex="normal" style:font-weight-complex="normal"/>
    </style:style>
    <style:style style:name="P68" style:family="paragraph" style:parent-style-name="Standard">
      <style:text-properties fo:language="en" fo:country="US" fo:font-style="normal" fo:font-weight="normal" officeooo:rsid="0100f487" officeooo:paragraph-rsid="01c095c0" fo:background-color="#dddddd" style:font-style-asian="normal" style:font-weight-asian="normal" style:font-style-complex="normal" style:font-weight-complex="normal"/>
    </style:style>
    <style:style style:name="P69" style:family="paragraph" style:parent-style-name="Standard">
      <style:text-properties fo:language="en" fo:country="US" fo:font-style="normal" fo:font-weight="normal" officeooo:rsid="01a1af40" officeooo:paragraph-rsid="019291bd" fo:background-color="#dddddd" style:font-style-asian="normal" style:font-weight-asian="normal" style:font-style-complex="normal" style:font-weight-complex="normal"/>
    </style:style>
    <style:style style:name="P70" style:family="paragraph" style:parent-style-name="Standard">
      <style:text-properties fo:language="en" fo:country="US" fo:font-style="normal" fo:font-weight="normal" officeooo:rsid="01a1af40" officeooo:paragraph-rsid="01a85102" fo:background-color="#dddddd" style:font-style-asian="normal" style:font-weight-asian="normal" style:font-style-complex="normal" style:font-weight-complex="normal"/>
    </style:style>
    <style:style style:name="P71" style:family="paragraph" style:parent-style-name="Standard">
      <style:text-properties fo:language="en" fo:country="US" fo:font-style="normal" fo:font-weight="normal" officeooo:rsid="01a1af40" officeooo:paragraph-rsid="01b1c4bc" fo:background-color="#dddddd" style:font-style-asian="normal" style:font-weight-asian="normal" style:font-style-complex="normal" style:font-weight-complex="normal"/>
    </style:style>
    <style:style style:name="P72" style:family="paragraph" style:parent-style-name="Standard">
      <style:text-properties fo:language="en" fo:country="US" fo:font-style="normal" fo:font-weight="normal" officeooo:rsid="01a1af40" officeooo:paragraph-rsid="01bc2e2c" fo:background-color="#dddddd" style:font-style-asian="normal" style:font-weight-asian="normal" style:font-style-complex="normal" style:font-weight-complex="normal"/>
    </style:style>
    <style:style style:name="P73" style:family="paragraph" style:parent-style-name="Standard">
      <style:text-properties fo:language="en" fo:country="US" fo:font-style="normal" fo:font-weight="normal" officeooo:rsid="01a1af40" officeooo:paragraph-rsid="01c3af20" fo:background-color="#dddddd" style:font-style-asian="normal" style:font-weight-asian="normal" style:font-style-complex="normal" style:font-weight-complex="normal"/>
    </style:style>
    <style:style style:name="P74" style:family="paragraph" style:parent-style-name="Standard">
      <style:text-properties fo:language="en" fo:country="US" fo:font-style="normal" fo:font-weight="normal" officeooo:rsid="01aaf53c" officeooo:paragraph-rsid="01b03bd3" fo:background-color="transparent" style:font-style-asian="normal" style:font-weight-asian="normal" style:font-style-complex="normal" style:font-weight-complex="normal"/>
    </style:style>
    <style:style style:name="P75" style:family="paragraph" style:parent-style-name="Standard">
      <style:text-properties fo:language="en" fo:country="US" fo:font-style="normal" fo:font-weight="normal" officeooo:rsid="01b5e6e9" officeooo:paragraph-rsid="01bc2e2c" fo:background-color="transparent" style:font-style-asian="normal" style:font-weight-asian="normal" style:font-style-complex="normal" style:font-weight-complex="normal"/>
    </style:style>
    <style:style style:name="P76" style:family="paragraph" style:parent-style-name="Standard">
      <style:text-properties fo:language="en" fo:country="US" fo:font-style="italic" fo:font-weight="bold" officeooo:rsid="01695f0d" officeooo:paragraph-rsid="01695f0d" fo:background-color="transparent" style:font-style-asian="italic" style:font-weight-asian="bold" style:font-style-complex="italic" style:font-weight-complex="bold"/>
    </style:style>
    <style:style style:name="P77" style:family="paragraph" style:parent-style-name="Standard">
      <style:text-properties fo:font-size="6pt" fo:language="en" fo:country="US" fo:font-weight="bold" officeooo:rsid="001e4eb8" officeooo:paragraph-rsid="0014818c" style:font-size-asian="6pt" style:font-weight-asian="bold" style:font-size-complex="6pt" style:font-weight-complex="bold"/>
    </style:style>
    <style:style style:name="P78" style:family="paragraph" style:parent-style-name="Standard">
      <style:text-properties fo:font-size="6pt" fo:language="en" fo:country="US" fo:font-weight="bold" officeooo:rsid="001e4eb8" officeooo:paragraph-rsid="01087ab0" style:font-size-asian="6pt" style:font-weight-asian="bold" style:font-size-complex="6pt" style:font-weight-complex="bold"/>
    </style:style>
    <style:style style:name="P79" style:family="paragraph" style:parent-style-name="Standard">
      <style:text-properties fo:font-size="6pt" fo:language="en" fo:country="US" fo:font-weight="bold" officeooo:rsid="001e4eb8" officeooo:paragraph-rsid="014f0a12" style:font-size-asian="6pt" style:font-weight-asian="bold" style:font-size-complex="6pt" style:font-weight-complex="bold"/>
    </style:style>
    <style:style style:name="P80" style:family="paragraph" style:parent-style-name="Standard">
      <style:text-properties fo:font-size="6pt" fo:language="en" fo:country="US" fo:font-weight="bold" officeooo:rsid="001e4eb8" officeooo:paragraph-rsid="0190cf50" style:font-size-asian="6pt" style:font-weight-asian="bold" style:font-size-complex="6pt" style:font-weight-complex="bold"/>
    </style:style>
    <style:style style:name="P81" style:family="paragraph" style:parent-style-name="Standard">
      <style:text-properties fo:font-size="6pt" fo:language="en" fo:country="US" fo:font-weight="bold" officeooo:rsid="01b1c4bc" officeooo:paragraph-rsid="01b1c4bc" style:font-size-asian="6pt" style:font-weight-asian="bold" style:font-size-complex="6pt" style:font-weight-complex="bold"/>
    </style:style>
    <style:style style:name="P82" style:family="paragraph" style:parent-style-name="Standard">
      <style:text-properties fo:font-size="6pt" fo:language="en" fo:country="US" fo:font-weight="bold" officeooo:rsid="00119e79" officeooo:paragraph-rsid="00131f4f" fo:background-color="#ffff00" style:font-size-asian="5.25pt" style:font-weight-asian="bold" style:font-size-complex="6pt" style:font-weight-complex="bold"/>
    </style:style>
    <style:style style:name="P83" style:family="paragraph" style:parent-style-name="Standard">
      <style:text-properties fo:font-size="6pt" fo:language="en" fo:country="US" fo:font-weight="normal" officeooo:rsid="003b1ec5" officeooo:paragraph-rsid="00131f4f" style:font-size-asian="6pt" style:font-weight-asian="normal" style:font-size-complex="6pt" style:font-weight-complex="normal"/>
    </style:style>
    <style:style style:name="P84" style:family="paragraph" style:parent-style-name="Standard">
      <style:text-properties fo:color="#999999" fo:language="en" fo:country="US" fo:font-weight="bold" officeooo:rsid="001e4eb8" officeooo:paragraph-rsid="0014818c" style:font-weight-asian="bold" style:font-weight-complex="bold"/>
    </style:style>
    <style:style style:name="P85" style:family="paragraph" style:parent-style-name="Standard">
      <style:text-properties fo:color="#999999" fo:language="en" fo:country="US" fo:font-weight="bold" officeooo:rsid="003b1ec5" officeooo:paragraph-rsid="00131f4f" style:font-weight-asian="bold" style:font-weight-complex="bold"/>
    </style:style>
    <style:style style:name="P86" style:family="paragraph" style:parent-style-name="Standard">
      <style:text-properties officeooo:paragraph-rsid="00ab4647"/>
    </style:style>
    <style:style style:name="P87" style:family="paragraph" style:parent-style-name="Standard">
      <style:text-properties officeooo:paragraph-rsid="00f05b1d"/>
    </style:style>
    <style:style style:name="P88" style:family="paragraph" style:parent-style-name="Standard">
      <style:text-properties officeooo:paragraph-rsid="01087ab0"/>
    </style:style>
    <style:style style:name="P89" style:family="paragraph" style:parent-style-name="Standard">
      <style:text-properties officeooo:paragraph-rsid="00131f4f"/>
    </style:style>
    <style:style style:name="P90" style:family="paragraph" style:parent-style-name="Standard">
      <style:text-properties officeooo:paragraph-rsid="014f0a12"/>
    </style:style>
    <style:style style:name="P91" style:family="paragraph" style:parent-style-name="Standard">
      <style:text-properties officeooo:paragraph-rsid="015270a2"/>
    </style:style>
    <style:style style:name="P92" style:family="paragraph" style:parent-style-name="Standard">
      <style:text-properties officeooo:paragraph-rsid="0156d96c"/>
    </style:style>
    <style:style style:name="P93" style:family="paragraph" style:parent-style-name="Standard">
      <style:text-properties officeooo:paragraph-rsid="015d13d6"/>
    </style:style>
    <style:style style:name="P94" style:family="paragraph" style:parent-style-name="Standard">
      <style:text-properties officeooo:paragraph-rsid="01505af8"/>
    </style:style>
    <style:style style:name="P95" style:family="paragraph" style:parent-style-name="Standard">
      <style:text-properties officeooo:paragraph-rsid="015e8829"/>
    </style:style>
    <style:style style:name="P96" style:family="paragraph" style:parent-style-name="Standard">
      <style:text-properties officeooo:rsid="00377c68" officeooo:paragraph-rsid="0165224c"/>
    </style:style>
    <style:style style:name="P97" style:family="paragraph" style:parent-style-name="Standard">
      <style:text-properties officeooo:paragraph-rsid="01647f8b"/>
    </style:style>
    <style:style style:name="P98" style:family="paragraph" style:parent-style-name="Standard">
      <style:text-properties officeooo:rsid="0166073c" officeooo:paragraph-rsid="0166073c"/>
    </style:style>
    <style:style style:name="P99" style:family="paragraph" style:parent-style-name="Standard">
      <style:text-properties officeooo:paragraph-rsid="01665ca4"/>
    </style:style>
    <style:style style:name="P100" style:family="paragraph" style:parent-style-name="Standard">
      <style:text-properties officeooo:paragraph-rsid="01695f0d"/>
    </style:style>
    <style:style style:name="P101" style:family="paragraph" style:parent-style-name="Standard">
      <style:text-properties officeooo:paragraph-rsid="01696099"/>
    </style:style>
    <style:style style:name="P102" style:family="paragraph" style:parent-style-name="Standard">
      <style:text-properties officeooo:paragraph-rsid="016f880c"/>
    </style:style>
    <style:style style:name="P103" style:family="paragraph" style:parent-style-name="Standard">
      <style:text-properties officeooo:paragraph-rsid="016e54df"/>
    </style:style>
    <style:style style:name="P104" style:family="paragraph" style:parent-style-name="Standard">
      <style:text-properties officeooo:paragraph-rsid="0170a91a"/>
    </style:style>
    <style:style style:name="P105" style:family="paragraph" style:parent-style-name="Standard">
      <style:text-properties officeooo:paragraph-rsid="01747a6a"/>
    </style:style>
    <style:style style:name="P106" style:family="paragraph" style:parent-style-name="Standard">
      <style:text-properties officeooo:paragraph-rsid="01751981"/>
    </style:style>
    <style:style style:name="P107" style:family="paragraph" style:parent-style-name="Standard">
      <style:text-properties officeooo:paragraph-rsid="0176f10a"/>
    </style:style>
    <style:style style:name="P108" style:family="paragraph" style:parent-style-name="Standard">
      <style:text-properties officeooo:rsid="0179ccaa" officeooo:paragraph-rsid="0179ccaa"/>
    </style:style>
    <style:style style:name="P109" style:family="paragraph" style:parent-style-name="Standard">
      <style:text-properties officeooo:paragraph-rsid="0179ccaa"/>
    </style:style>
    <style:style style:name="P110" style:family="paragraph" style:parent-style-name="Standard">
      <style:text-properties officeooo:rsid="017ca761" officeooo:paragraph-rsid="017ca761"/>
    </style:style>
    <style:style style:name="P111" style:family="paragraph" style:parent-style-name="Standard">
      <style:text-properties officeooo:paragraph-rsid="017e4df3"/>
    </style:style>
    <style:style style:name="P112" style:family="paragraph" style:parent-style-name="Standard">
      <style:text-properties officeooo:paragraph-rsid="0180a658"/>
    </style:style>
    <style:style style:name="P113" style:family="paragraph" style:parent-style-name="Standard">
      <style:text-properties officeooo:paragraph-rsid="0183b702"/>
    </style:style>
    <style:style style:name="P114" style:family="paragraph" style:parent-style-name="Standard">
      <style:text-properties officeooo:paragraph-rsid="01868637"/>
    </style:style>
    <style:style style:name="P115" style:family="paragraph" style:parent-style-name="Standard">
      <style:text-properties officeooo:paragraph-rsid="0190cf50"/>
    </style:style>
    <style:style style:name="P116" style:family="paragraph" style:parent-style-name="Standard">
      <style:text-properties officeooo:paragraph-rsid="019b3740"/>
    </style:style>
    <style:style style:name="P117" style:family="paragraph" style:parent-style-name="Standard">
      <style:text-properties officeooo:paragraph-rsid="019d59b7"/>
    </style:style>
    <style:style style:name="P118" style:family="paragraph" style:parent-style-name="Standard">
      <style:text-properties officeooo:paragraph-rsid="019e4040"/>
    </style:style>
    <style:style style:name="P119" style:family="paragraph" style:parent-style-name="Standard">
      <style:text-properties officeooo:paragraph-rsid="01a04a35"/>
    </style:style>
    <style:style style:name="P120" style:family="paragraph" style:parent-style-name="Standard">
      <style:text-properties officeooo:paragraph-rsid="01a1af40"/>
    </style:style>
    <style:style style:name="P121" style:family="paragraph" style:parent-style-name="Standard">
      <style:text-properties officeooo:paragraph-rsid="01a424ac"/>
    </style:style>
    <style:style style:name="P122" style:family="paragraph" style:parent-style-name="Standard">
      <style:text-properties officeooo:paragraph-rsid="01a6ab62"/>
    </style:style>
    <style:style style:name="P123" style:family="paragraph" style:parent-style-name="Standard">
      <style:text-properties officeooo:paragraph-rsid="01a85102"/>
    </style:style>
    <style:style style:name="P124" style:family="paragraph" style:parent-style-name="Standard">
      <style:text-properties officeooo:paragraph-rsid="01acd93f"/>
    </style:style>
    <style:style style:name="P125" style:family="paragraph" style:parent-style-name="Standard">
      <style:text-properties officeooo:paragraph-rsid="01ae85bf"/>
    </style:style>
    <style:style style:name="P126" style:family="paragraph" style:parent-style-name="Standard">
      <style:text-properties officeooo:paragraph-rsid="01af5aa1"/>
    </style:style>
    <style:style style:name="P127" style:family="paragraph" style:parent-style-name="Standard">
      <style:text-properties officeooo:paragraph-rsid="01b1c4bc"/>
    </style:style>
    <style:style style:name="P128" style:family="paragraph" style:parent-style-name="Standard">
      <style:text-properties officeooo:paragraph-rsid="01b473cf"/>
    </style:style>
    <style:style style:name="P129" style:family="paragraph" style:parent-style-name="Standard">
      <style:text-properties officeooo:paragraph-rsid="01b78742"/>
    </style:style>
    <style:style style:name="P130" style:family="paragraph" style:parent-style-name="Standard">
      <style:text-properties officeooo:paragraph-rsid="01b8d2d5"/>
    </style:style>
    <style:style style:name="P131" style:family="paragraph" style:parent-style-name="Standard">
      <style:text-properties officeooo:paragraph-rsid="01bc2e2c"/>
    </style:style>
    <style:style style:name="P132" style:family="paragraph" style:parent-style-name="Standard">
      <style:text-properties officeooo:rsid="01bc2e2c" officeooo:paragraph-rsid="01c559d4"/>
    </style:style>
    <style:style style:name="P133" style:family="paragraph" style:parent-style-name="Standard">
      <style:text-properties officeooo:paragraph-rsid="01b03bd3"/>
    </style:style>
    <style:style style:name="P134" style:family="paragraph" style:parent-style-name="Standard">
      <style:text-properties officeooo:paragraph-rsid="01bd23c8"/>
    </style:style>
    <style:style style:name="P135" style:family="paragraph" style:parent-style-name="Standard">
      <style:text-properties officeooo:paragraph-rsid="01bf03fa"/>
    </style:style>
    <style:style style:name="P136" style:family="paragraph" style:parent-style-name="Standard">
      <style:text-properties officeooo:paragraph-rsid="01c095c0"/>
    </style:style>
    <style:style style:name="P137" style:family="paragraph" style:parent-style-name="Standard">
      <style:text-properties officeooo:paragraph-rsid="01c1256f"/>
    </style:style>
    <style:style style:name="P138" style:family="paragraph" style:parent-style-name="Standard">
      <style:text-properties officeooo:paragraph-rsid="019c7bf6"/>
    </style:style>
    <style:style style:name="P139" style:family="paragraph" style:parent-style-name="Standard">
      <style:text-properties officeooo:paragraph-rsid="01c3af20"/>
    </style:style>
    <style:style style:name="P140" style:family="paragraph" style:parent-style-name="Standard">
      <style:text-properties officeooo:paragraph-rsid="01c4d1dd"/>
    </style:style>
    <style:style style:name="P141" style:family="paragraph" style:parent-style-name="Standard">
      <style:text-properties officeooo:paragraph-rsid="01c6f7fc"/>
    </style:style>
    <style:style style:name="P142" style:family="paragraph" style:parent-style-name="Standard">
      <style:text-properties officeooo:paragraph-rsid="01c8eeed"/>
    </style:style>
    <style:style style:name="P143" style:family="paragraph" style:parent-style-name="Standard">
      <style:text-properties officeooo:paragraph-rsid="01cad8a6"/>
    </style:style>
    <style:style style:name="P144" style:family="paragraph" style:parent-style-name="Standard">
      <style:text-properties style:use-window-font-color="true" fo:language="en" fo:country="US" fo:font-weight="normal" officeooo:rsid="01a1af40" officeooo:paragraph-rsid="01a8b8e2" fo:background-color="#dddddd" style:font-weight-asian="normal" style:font-weight-complex="normal"/>
    </style:style>
    <style:style style:name="P145" style:family="paragraph" style:parent-style-name="Standard">
      <style:text-properties style:use-window-font-color="true" fo:language="en" fo:country="US" fo:font-weight="normal" officeooo:rsid="01087ab0" officeooo:paragraph-rsid="0193d085" fo:background-color="transparent" style:font-weight-asian="normal" style:font-weight-complex="normal"/>
    </style:style>
    <style:style style:name="P146" style:family="paragraph" style:parent-style-name="Standard">
      <style:text-properties style:use-window-font-color="true" fo:language="en" fo:country="US" fo:font-style="normal" fo:font-weight="normal" officeooo:rsid="01a1af40" officeooo:paragraph-rsid="01d521ce" fo:background-color="#dddddd" style:font-style-asian="normal" style:font-weight-asian="normal" style:font-style-complex="normal" style:font-weight-complex="normal"/>
    </style:style>
    <style:style style:name="P147" style:family="paragraph" style:parent-style-name="Standard">
      <style:text-properties style:use-window-font-color="true" fo:language="en" fo:country="US" fo:font-style="normal" fo:font-weight="normal" officeooo:rsid="01a1af40" officeooo:paragraph-rsid="01d62955" fo:background-color="#dddddd" style:font-style-asian="normal" style:font-weight-asian="normal" style:font-style-complex="normal" style:font-weight-complex="normal"/>
    </style:style>
    <style:style style:name="P148" style:family="paragraph" style:parent-style-name="Standard">
      <style:text-properties style:use-window-font-color="true" fo:language="en" fo:country="US" fo:font-style="normal" fo:font-weight="normal" officeooo:rsid="01a1af40" officeooo:paragraph-rsid="01acd93f" fo:background-color="#dddddd" style:font-style-asian="normal" style:font-weight-asian="normal" style:font-style-complex="normal" style:font-weight-complex="normal"/>
    </style:style>
    <style:style style:name="P149" style:family="paragraph" style:parent-style-name="Standard">
      <style:text-properties style:use-window-font-color="true" officeooo:paragraph-rsid="01a8b8e2"/>
    </style:style>
    <style:style style:name="P150" style:family="paragraph" style:parent-style-name="Standard">
      <style:text-properties style:use-window-font-color="true" officeooo:paragraph-rsid="01a8e541"/>
    </style:style>
    <style:style style:name="P151" style:family="paragraph" style:parent-style-name="Standard">
      <style:text-properties style:use-window-font-color="true" officeooo:paragraph-rsid="01d62955"/>
    </style:style>
    <style:style style:name="P152" style:family="paragraph" style:parent-style-name="Standard">
      <style:text-properties style:use-window-font-color="true" officeooo:paragraph-rsid="01b1c4bc"/>
    </style:style>
    <style:style style:name="P153" style:family="paragraph" style:parent-style-name="Standard">
      <style:text-properties style:use-window-font-color="true" officeooo:paragraph-rsid="01acd93f"/>
    </style:style>
    <style:style style:name="P154" style:family="paragraph" style:parent-style-name="Standard">
      <style:text-properties style:use-window-font-color="true" officeooo:paragraph-rsid="01ae85bf"/>
    </style:style>
    <style:style style:name="P155" style:family="paragraph" style:parent-style-name="Standard">
      <style:paragraph-properties fo:text-align="justify" style:justify-single-word="false" fo:break-before="page"/>
      <style:text-properties fo:color="#999999" fo:language="en" fo:country="US" fo:font-weight="bold" officeooo:rsid="0032f19b" officeooo:paragraph-rsid="00131f4f" fo:background-color="transparent" style:font-weight-asian="bold" style:font-weight-complex="bold"/>
    </style:style>
    <style:style style:name="P156" style:family="paragraph" style:parent-style-name="Standard">
      <style:text-properties fo:language="en" fo:country="US" fo:font-style="italic" fo:font-weight="normal" officeooo:rsid="00377c68" officeooo:paragraph-rsid="0166cf7d" fo:background-color="transparent" style:font-style-asian="italic" style:font-weight-asian="normal" style:font-style-complex="italic" style:font-weight-complex="normal"/>
    </style:style>
    <style:style style:name="P157" style:family="paragraph" style:parent-style-name="Standard">
      <style:text-properties fo:language="en" fo:country="US" fo:font-weight="normal" officeooo:rsid="01aaf53c" officeooo:paragraph-rsid="01dff48f" style:font-weight-asian="normal" style:font-weight-complex="normal"/>
    </style:style>
    <style:style style:name="T1" style:family="text">
      <style:text-properties officeooo:rsid="0043d0fb"/>
    </style:style>
    <style:style style:name="T2" style:family="text">
      <style:text-properties fo:font-weight="bold" officeooo:rsid="0094c10f" fo:background-color="#fff200" loext:char-shading-value="0" style:font-weight-asian="bold" style:font-weight-complex="bold"/>
    </style:style>
    <style:style style:name="T3" style:family="text">
      <style:text-properties fo:font-weight="bold" officeooo:rsid="00373dfb" fo:background-color="#fff200" loext:char-shading-value="0" style:font-weight-asian="bold" style:font-weight-complex="bold"/>
    </style:style>
    <style:style style:name="T4" style:family="text">
      <style:text-properties fo:font-weight="bold" officeooo:rsid="01695f0d" fo:background-color="#fff200" loext:char-shading-value="0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8ceef7" style:font-weight-asian="bold" style:font-weight-complex="bold"/>
    </style:style>
    <style:style style:name="T7" style:family="text">
      <style:text-properties fo:font-weight="bold" officeooo:rsid="010b0b47" style:font-weight-asian="bold" style:font-weight-complex="bold"/>
    </style:style>
    <style:style style:name="T8" style:family="text">
      <style:text-properties fo:font-weight="bold" officeooo:rsid="00377c68" style:font-weight-asian="bold" style:font-weight-complex="bold"/>
    </style:style>
    <style:style style:name="T9" style:family="text">
      <style:text-properties fo:font-weight="bold" officeooo:rsid="0182abc4" style:font-weight-asian="bold" style:font-weight-complex="bold"/>
    </style:style>
    <style:style style:name="T10" style:family="text">
      <style:text-properties fo:font-weight="bold" officeooo:rsid="019c7bf6" style:font-weight-asian="bold" style:font-weight-complex="bold"/>
    </style:style>
    <style:style style:name="T11" style:family="text">
      <style:text-properties fo:font-weight="bold" officeooo:rsid="01a0c17f" style:font-weight-asian="bold" style:font-weight-complex="bold"/>
    </style:style>
    <style:style style:name="T12" style:family="text">
      <style:text-properties fo:font-weight="bold" officeooo:rsid="01a6ab62" style:font-weight-asian="bold" style:font-weight-complex="bold"/>
    </style:style>
    <style:style style:name="T13" style:family="text">
      <style:text-properties fo:font-weight="bold" officeooo:rsid="01a8b8e2" style:font-weight-asian="bold" style:font-weight-complex="bold"/>
    </style:style>
    <style:style style:name="T14" style:family="text">
      <style:text-properties fo:font-weight="bold" officeooo:rsid="01b78742" style:font-weight-asian="bold" style:font-weight-complex="bold"/>
    </style:style>
    <style:style style:name="T15" style:family="text">
      <style:text-properties fo:font-weight="bold" officeooo:rsid="01cad8a6" style:font-weight-asian="bold" style:font-weight-complex="bold"/>
    </style:style>
    <style:style style:name="T16" style:family="text">
      <style:text-properties fo:font-weight="bold" officeooo:rsid="01d521ce" style:font-weight-asian="bold" style:font-weight-complex="bold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font-weight="normal" officeooo:rsid="01d521ce" style:font-weight-asian="normal" style:font-weight-complex="normal"/>
    </style:style>
    <style:style style:name="T19" style:family="text">
      <style:text-properties officeooo:rsid="0100f487" fo:background-color="#dddddd" loext:char-shading-value="0"/>
    </style:style>
    <style:style style:name="T20" style:family="text">
      <style:text-properties fo:font-style="italic" fo:font-weight="bold" style:font-style-asian="italic" style:font-weight-asian="bold" style:font-style-complex="italic" style:font-weight-complex="bold"/>
    </style:style>
    <style:style style:name="T21" style:family="text">
      <style:text-properties fo:font-style="italic" fo:font-weight="bold" officeooo:rsid="00377c68" style:font-style-asian="italic" style:font-weight-asian="bold" style:font-style-complex="italic" style:font-weight-complex="bold"/>
    </style:style>
    <style:style style:name="T22" style:family="text">
      <style:text-properties fo:font-style="italic" fo:font-weight="bold" officeooo:rsid="01695f0d" style:font-style-asian="italic" style:font-weight-asian="bold" style:font-style-complex="italic" style:font-weight-complex="bold"/>
    </style:style>
    <style:style style:name="T23" style:family="text">
      <style:text-properties fo:font-style="italic" fo:font-weight="bold" officeooo:rsid="00373dfb" fo:background-color="#fff200" loext:char-shading-value="0" style:font-style-asian="italic" style:font-weight-asian="bold" style:font-style-complex="italic" style:font-weight-complex="bold"/>
    </style:style>
    <style:style style:name="T24" style:family="text">
      <style:text-properties fo:font-style="italic" style:font-style-asian="italic" style:font-style-complex="italic"/>
    </style:style>
    <style:style style:name="T25" style:family="text">
      <style:text-properties fo:font-style="italic" officeooo:rsid="00377c68" style:font-style-asian="italic" style:font-style-complex="italic"/>
    </style:style>
    <style:style style:name="T26" style:family="text">
      <style:text-properties fo:font-style="italic" officeooo:rsid="018ce229" style:font-style-asian="italic" style:font-style-complex="italic"/>
    </style:style>
    <style:style style:name="T2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8" style:family="text">
      <style:text-properties fo:font-style="normal" style:font-style-asian="normal" style:font-style-complex="normal"/>
    </style:style>
    <style:style style:name="T29" style:family="text">
      <style:text-properties fo:font-style="normal" officeooo:rsid="0172ff19" style:font-style-asian="normal" style:font-style-complex="normal"/>
    </style:style>
    <style:style style:name="T30" style:family="text">
      <style:text-properties fo:font-style="normal" officeooo:rsid="0188dc08" style:font-style-asian="normal" style:font-style-complex="normal"/>
    </style:style>
    <style:style style:name="T31" style:family="text">
      <style:text-properties fo:font-style="normal" officeooo:rsid="0100f487" fo:background-color="#dddddd" loext:char-shading-value="0" style:font-style-asian="normal" style:font-style-complex="normal"/>
    </style:style>
    <style:style style:name="T32" style:family="text">
      <style:text-properties fo:font-style="normal" officeooo:rsid="01a1af40" fo:background-color="#dddddd" loext:char-shading-value="0" style:font-style-asian="normal" style:font-style-complex="normal"/>
    </style:style>
    <style:style style:name="T33" style:family="text">
      <style:text-properties fo:font-style="normal" fo:background-color="transparent" loext:char-shading-value="0" style:font-style-asian="normal" style:font-style-complex="normal"/>
    </style:style>
    <style:style style:name="T34" style:family="text">
      <style:text-properties fo:font-style="normal" officeooo:rsid="01bc2e2c" fo:background-color="transparent" loext:char-shading-value="0" style:font-style-asian="normal" style:font-style-complex="normal"/>
    </style:style>
    <style:style style:name="T3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6" style:family="text">
      <style:text-properties fo:font-style="normal" fo:font-weight="normal" officeooo:rsid="01cad8a6" style:font-style-asian="normal" style:font-weight-asian="normal" style:font-style-complex="normal" style:font-weight-complex="normal"/>
    </style:style>
    <style:style style:name="T37" style:family="text">
      <style:text-properties officeooo:rsid="00704232"/>
    </style:style>
    <style:style style:name="T38" style:family="text">
      <style:text-properties officeooo:rsid="00fb0d24" fo:background-color="#fff200" loext:char-shading-value="0"/>
    </style:style>
    <style:style style:name="T39" style:family="text">
      <style:text-properties officeooo:rsid="007f05cd" fo:background-color="#fff200" loext:char-shading-value="0"/>
    </style:style>
    <style:style style:name="T40" style:family="text">
      <style:text-properties officeooo:rsid="00373dfb"/>
    </style:style>
    <style:style style:name="T41" style:family="text">
      <style:text-properties fo:language="en" fo:country="US" fo:font-weight="normal" fo:background-color="transparent" loext:char-shading-value="0" style:font-weight-asian="normal" style:font-weight-complex="normal"/>
    </style:style>
    <style:style style:name="T42" style:family="text">
      <style:text-properties fo:language="en" fo:country="US" fo:font-weight="normal" officeooo:rsid="007d3450" fo:background-color="transparent" loext:char-shading-value="0" style:font-weight-asian="normal" style:font-weight-complex="normal"/>
    </style:style>
    <style:style style:name="T43" style:family="text">
      <style:text-properties fo:language="en" fo:country="US" fo:font-weight="normal" officeooo:rsid="00377c68" fo:background-color="transparent" loext:char-shading-value="0" style:font-weight-asian="normal" style:font-weight-complex="normal"/>
    </style:style>
    <style:style style:name="T44" style:family="text">
      <style:text-properties fo:language="en" fo:country="US" fo:font-weight="normal" officeooo:rsid="00bb70dd" fo:background-color="transparent" loext:char-shading-value="0" style:font-weight-asian="normal" style:font-weight-complex="normal"/>
    </style:style>
    <style:style style:name="T45" style:family="text">
      <style:text-properties fo:language="en" fo:country="US" fo:font-weight="normal" officeooo:rsid="00704232" fo:background-color="transparent" loext:char-shading-value="0" style:font-weight-asian="normal" style:font-weight-complex="normal"/>
    </style:style>
    <style:style style:name="T46" style:family="text">
      <style:text-properties fo:language="en" fo:country="US" fo:font-weight="normal" officeooo:rsid="01593f5e" fo:background-color="transparent" loext:char-shading-value="0" style:font-weight-asian="normal" style:font-weight-complex="normal"/>
    </style:style>
    <style:style style:name="T47" style:family="text">
      <style:text-properties fo:language="en" fo:country="US" fo:font-weight="normal" officeooo:rsid="00ad7526" fo:background-color="transparent" loext:char-shading-value="0" style:font-weight-asian="normal" style:font-weight-complex="normal"/>
    </style:style>
    <style:style style:name="T48" style:family="text">
      <style:text-properties fo:language="en" fo:country="US" fo:font-weight="normal" officeooo:rsid="00373dfb" fo:background-color="transparent" loext:char-shading-value="0" style:font-weight-asian="normal" style:font-weight-complex="normal"/>
    </style:style>
    <style:style style:name="T49" style:family="text">
      <style:text-properties fo:language="en" fo:country="US" fo:font-weight="normal" officeooo:rsid="0038376e" fo:background-color="transparent" loext:char-shading-value="0" style:font-weight-asian="normal" style:font-weight-complex="normal"/>
    </style:style>
    <style:style style:name="T50" style:family="text">
      <style:text-properties fo:language="en" fo:country="US" fo:font-weight="normal" officeooo:rsid="00707467" fo:background-color="transparent" loext:char-shading-value="0" style:font-weight-asian="normal" style:font-weight-complex="normal"/>
    </style:style>
    <style:style style:name="T51" style:family="text">
      <style:text-properties fo:language="en" fo:country="US" fo:font-weight="normal" officeooo:rsid="01600d4f" fo:background-color="transparent" loext:char-shading-value="0" style:font-weight-asian="normal" style:font-weight-complex="normal"/>
    </style:style>
    <style:style style:name="T52" style:family="text">
      <style:text-properties fo:language="en" fo:country="US" fo:font-weight="normal" officeooo:rsid="00af3133" fo:background-color="transparent" loext:char-shading-value="0" style:font-weight-asian="normal" style:font-weight-complex="normal"/>
    </style:style>
    <style:style style:name="T53" style:family="text">
      <style:text-properties fo:language="en" fo:country="US" fo:font-weight="normal" officeooo:rsid="00d21bd3" fo:background-color="transparent" loext:char-shading-value="0" style:font-weight-asian="normal" style:font-weight-complex="normal"/>
    </style:style>
    <style:style style:name="T54" style:family="text">
      <style:text-properties fo:language="en" fo:country="US" fo:font-weight="normal" officeooo:rsid="00b0c10d" fo:background-color="transparent" loext:char-shading-value="0" style:font-weight-asian="normal" style:font-weight-complex="normal"/>
    </style:style>
    <style:style style:name="T55" style:family="text">
      <style:text-properties fo:language="en" fo:country="US" fo:font-weight="normal" officeooo:rsid="01620ed7" fo:background-color="transparent" loext:char-shading-value="0" style:font-weight-asian="normal" style:font-weight-complex="normal"/>
    </style:style>
    <style:style style:name="T56" style:family="text">
      <style:text-properties fo:language="en" fo:country="US" fo:font-weight="normal" officeooo:rsid="01647f8b" fo:background-color="transparent" loext:char-shading-value="0" style:font-weight-asian="normal" style:font-weight-complex="normal"/>
    </style:style>
    <style:style style:name="T57" style:family="text">
      <style:text-properties fo:language="en" fo:country="US" fo:font-weight="normal" officeooo:rsid="01696099" fo:background-color="transparent" loext:char-shading-value="0" style:font-weight-asian="normal" style:font-weight-complex="normal"/>
    </style:style>
    <style:style style:name="T58" style:family="text">
      <style:text-properties fo:language="en" fo:country="US" fo:font-weight="normal" officeooo:rsid="016a858e" fo:background-color="transparent" loext:char-shading-value="0" style:font-weight-asian="normal" style:font-weight-complex="normal"/>
    </style:style>
    <style:style style:name="T59" style:family="text">
      <style:text-properties fo:language="en" fo:country="US" fo:font-weight="normal" officeooo:rsid="016b989d" fo:background-color="transparent" loext:char-shading-value="0" style:font-weight-asian="normal" style:font-weight-complex="normal"/>
    </style:style>
    <style:style style:name="T60" style:family="text">
      <style:text-properties fo:language="en" fo:country="US" fo:font-weight="normal" officeooo:rsid="016f880c" fo:background-color="transparent" loext:char-shading-value="0" style:font-weight-asian="normal" style:font-weight-complex="normal"/>
    </style:style>
    <style:style style:name="T61" style:family="text">
      <style:text-properties fo:language="en" fo:country="US" fo:font-weight="normal" officeooo:rsid="0170a91a" fo:background-color="transparent" loext:char-shading-value="0" style:font-weight-asian="normal" style:font-weight-complex="normal"/>
    </style:style>
    <style:style style:name="T62" style:family="text">
      <style:text-properties fo:language="en" fo:country="US" fo:font-weight="normal" officeooo:rsid="01712485" fo:background-color="transparent" loext:char-shading-value="0" style:font-weight-asian="normal" style:font-weight-complex="normal"/>
    </style:style>
    <style:style style:name="T63" style:family="text">
      <style:text-properties fo:language="en" fo:country="US" fo:font-weight="normal" officeooo:rsid="01751981" fo:background-color="transparent" loext:char-shading-value="0" style:font-weight-asian="normal" style:font-weight-complex="normal"/>
    </style:style>
    <style:style style:name="T64" style:family="text">
      <style:text-properties fo:language="en" fo:country="US" fo:font-weight="normal" officeooo:rsid="0176f10a" fo:background-color="transparent" loext:char-shading-value="0" style:font-weight-asian="normal" style:font-weight-complex="normal"/>
    </style:style>
    <style:style style:name="T65" style:family="text">
      <style:text-properties fo:language="en" fo:country="US" fo:font-weight="normal" officeooo:rsid="017a580e" fo:background-color="transparent" loext:char-shading-value="0" style:font-weight-asian="normal" style:font-weight-complex="normal"/>
    </style:style>
    <style:style style:name="T66" style:family="text">
      <style:text-properties fo:language="en" fo:country="US" fo:font-weight="normal" officeooo:rsid="0179ccaa" fo:background-color="transparent" loext:char-shading-value="0" style:font-weight-asian="normal" style:font-weight-complex="normal"/>
    </style:style>
    <style:style style:name="T67" style:family="text">
      <style:text-properties fo:language="en" fo:country="US" fo:font-weight="normal" officeooo:rsid="017b5214" fo:background-color="transparent" loext:char-shading-value="0" style:font-weight-asian="normal" style:font-weight-complex="normal"/>
    </style:style>
    <style:style style:name="T68" style:family="text">
      <style:text-properties fo:language="en" fo:country="US" fo:font-weight="normal" officeooo:rsid="017d91ea" fo:background-color="transparent" loext:char-shading-value="0" style:font-weight-asian="normal" style:font-weight-complex="normal"/>
    </style:style>
    <style:style style:name="T69" style:family="text">
      <style:text-properties fo:language="en" fo:country="US" fo:font-weight="normal" officeooo:rsid="017e4df3" fo:background-color="transparent" loext:char-shading-value="0" style:font-weight-asian="normal" style:font-weight-complex="normal"/>
    </style:style>
    <style:style style:name="T70" style:family="text">
      <style:text-properties fo:language="en" fo:country="US" fo:font-weight="normal" officeooo:rsid="00fc9709" fo:background-color="transparent" loext:char-shading-value="0" style:font-weight-asian="normal" style:font-weight-complex="normal"/>
    </style:style>
    <style:style style:name="T71" style:family="text">
      <style:text-properties fo:language="en" fo:country="US" fo:font-weight="normal" officeooo:rsid="01868637" fo:background-color="transparent" loext:char-shading-value="0" style:font-weight-asian="normal" style:font-weight-complex="normal"/>
    </style:style>
    <style:style style:name="T72" style:family="text">
      <style:text-properties fo:language="en" fo:country="US" fo:font-weight="normal" officeooo:rsid="001e4eb8" fo:background-color="transparent" loext:char-shading-value="0" style:font-weight-asian="normal" style:font-weight-complex="normal"/>
    </style:style>
    <style:style style:name="T73" style:family="text">
      <style:text-properties fo:language="en" fo:country="US" fo:font-weight="normal" officeooo:rsid="01556477" fo:background-color="transparent" loext:char-shading-value="0" style:font-weight-asian="normal" style:font-weight-complex="normal"/>
    </style:style>
    <style:style style:name="T74" style:family="text">
      <style:text-properties fo:language="en" fo:country="US" fo:font-weight="normal" officeooo:rsid="01087ab0" fo:background-color="transparent" loext:char-shading-value="0" style:font-weight-asian="normal" style:font-weight-complex="normal"/>
    </style:style>
    <style:style style:name="T75" style:family="text">
      <style:text-properties fo:language="en" fo:country="US" fo:font-weight="normal" officeooo:rsid="019b3740" fo:background-color="transparent" loext:char-shading-value="0" style:font-weight-asian="normal" style:font-weight-complex="normal"/>
    </style:style>
    <style:style style:name="T76" style:family="text">
      <style:text-properties fo:language="en" fo:country="US" fo:font-weight="normal" officeooo:rsid="019c7bf6" fo:background-color="transparent" loext:char-shading-value="0" style:font-weight-asian="normal" style:font-weight-complex="normal"/>
    </style:style>
    <style:style style:name="T77" style:family="text">
      <style:text-properties fo:language="en" fo:country="US" fo:font-weight="normal" officeooo:rsid="019c80b0" fo:background-color="transparent" loext:char-shading-value="0" style:font-weight-asian="normal" style:font-weight-complex="normal"/>
    </style:style>
    <style:style style:name="T78" style:family="text">
      <style:text-properties fo:language="en" fo:country="US" fo:font-weight="normal" officeooo:rsid="019ccf87" fo:background-color="transparent" loext:char-shading-value="0" style:font-weight-asian="normal" style:font-weight-complex="normal"/>
    </style:style>
    <style:style style:name="T79" style:family="text">
      <style:text-properties fo:language="en" fo:country="US" fo:font-weight="normal" officeooo:rsid="019d59b7" fo:background-color="transparent" loext:char-shading-value="0" style:font-weight-asian="normal" style:font-weight-complex="normal"/>
    </style:style>
    <style:style style:name="T80" style:family="text">
      <style:text-properties fo:language="en" fo:country="US" fo:font-weight="normal" officeooo:rsid="019e4040" fo:background-color="transparent" loext:char-shading-value="0" style:font-weight-asian="normal" style:font-weight-complex="normal"/>
    </style:style>
    <style:style style:name="T81" style:family="text">
      <style:text-properties fo:language="en" fo:country="US" fo:font-weight="normal" officeooo:rsid="01a8b8e2" fo:background-color="transparent" loext:char-shading-value="0" style:font-weight-asian="normal" style:font-weight-complex="normal"/>
    </style:style>
    <style:style style:name="T82" style:family="text">
      <style:text-properties fo:language="en" fo:country="US" fo:font-weight="normal" officeooo:rsid="01acd93f" fo:background-color="transparent" loext:char-shading-value="0" style:font-weight-asian="normal" style:font-weight-complex="normal"/>
    </style:style>
    <style:style style:name="T83" style:family="text">
      <style:text-properties fo:language="en" fo:country="US" fo:font-weight="normal" officeooo:rsid="01af5aa1" fo:background-color="transparent" loext:char-shading-value="0" style:font-weight-asian="normal" style:font-weight-complex="normal"/>
    </style:style>
    <style:style style:name="T84" style:family="text">
      <style:text-properties fo:language="en" fo:country="US" fo:font-weight="normal" officeooo:rsid="01b1c4bc" fo:background-color="transparent" loext:char-shading-value="0" style:font-weight-asian="normal" style:font-weight-complex="normal"/>
    </style:style>
    <style:style style:name="T85" style:family="text">
      <style:text-properties fo:language="en" fo:country="US" fo:font-weight="normal" officeooo:rsid="01bf03fa" fo:background-color="transparent" loext:char-shading-value="0" style:font-weight-asian="normal" style:font-weight-complex="normal"/>
    </style:style>
    <style:style style:name="T86" style:family="text">
      <style:text-properties fo:language="en" fo:country="US" fo:font-weight="normal" officeooo:rsid="01c1256f" fo:background-color="transparent" loext:char-shading-value="0" style:font-weight-asian="normal" style:font-weight-complex="normal"/>
    </style:style>
    <style:style style:name="T87" style:family="text">
      <style:text-properties fo:language="en" fo:country="US" fo:font-weight="normal" officeooo:rsid="01d4103d" fo:background-color="transparent" loext:char-shading-value="0" style:font-weight-asian="normal" style:font-weight-complex="normal"/>
    </style:style>
    <style:style style:name="T88" style:family="text">
      <style:text-properties fo:language="en" fo:country="US" fo:font-weight="normal" officeooo:rsid="01d815c7" fo:background-color="transparent" loext:char-shading-value="0" style:font-weight-asian="normal" style:font-weight-complex="normal"/>
    </style:style>
    <style:style style:name="T89" style:family="text">
      <style:text-properties fo:language="en" fo:country="US" fo:font-weight="normal" officeooo:rsid="01dc9126" fo:background-color="transparent" loext:char-shading-value="0" style:font-weight-asian="normal" style:font-weight-complex="normal"/>
    </style:style>
    <style:style style:name="T90" style:family="text">
      <style:text-properties fo:language="en" fo:country="US" fo:font-weight="normal" officeooo:rsid="01741527" fo:background-color="transparent" loext:char-shading-value="0" style:font-weight-asian="normal" style:font-weight-complex="normal"/>
    </style:style>
    <style:style style:name="T91" style:family="text">
      <style:text-properties fo:language="en" fo:country="US" fo:font-weight="normal" officeooo:rsid="0032ee51" style:font-weight-asian="normal" style:font-weight-complex="normal"/>
    </style:style>
    <style:style style:name="T92" style:family="text">
      <style:text-properties fo:language="en" fo:country="US" fo:font-weight="normal" officeooo:rsid="00d88c8c" style:font-weight-asian="normal" style:font-weight-complex="normal"/>
    </style:style>
    <style:style style:name="T93" style:family="text">
      <style:text-properties fo:language="en" fo:country="US" fo:font-weight="normal" officeooo:rsid="001e4eb8" style:font-weight-asian="normal" style:font-weight-complex="normal"/>
    </style:style>
    <style:style style:name="T94" style:family="text">
      <style:text-properties fo:language="en" fo:country="US" fo:font-weight="normal" officeooo:rsid="0156d96c" style:font-weight-asian="normal" style:font-weight-complex="normal"/>
    </style:style>
    <style:style style:name="T95" style:family="text">
      <style:text-properties fo:language="en" fo:country="US" fo:font-weight="normal" officeooo:rsid="01556477" style:font-weight-asian="normal" style:font-weight-complex="normal"/>
    </style:style>
    <style:style style:name="T96" style:family="text">
      <style:text-properties fo:language="en" fo:country="US" fo:font-weight="normal" officeooo:rsid="015d13d6" style:font-weight-asian="normal" style:font-weight-complex="normal"/>
    </style:style>
    <style:style style:name="T97" style:family="text">
      <style:text-properties fo:language="en" fo:country="US" fo:font-weight="normal" officeooo:rsid="01a04a35" style:font-weight-asian="normal" style:font-weight-complex="normal"/>
    </style:style>
    <style:style style:name="T98" style:family="text">
      <style:text-properties fo:language="en" fo:country="US" fo:font-weight="normal" officeooo:rsid="01a0c17f" style:font-weight-asian="normal" style:font-weight-complex="normal"/>
    </style:style>
    <style:style style:name="T99" style:family="text">
      <style:text-properties fo:language="en" fo:country="US" fo:font-weight="normal" officeooo:rsid="01a1af40" style:font-weight-asian="normal" style:font-weight-complex="normal"/>
    </style:style>
    <style:style style:name="T100" style:family="text">
      <style:text-properties fo:language="en" fo:country="US" fo:font-weight="normal" officeooo:rsid="01a6ab62" style:font-weight-asian="normal" style:font-weight-complex="normal"/>
    </style:style>
    <style:style style:name="T101" style:family="text">
      <style:text-properties fo:language="en" fo:country="US" fo:font-weight="normal" officeooo:rsid="01bf03fa" style:font-weight-asian="normal" style:font-weight-complex="normal"/>
    </style:style>
    <style:style style:name="T102" style:family="text">
      <style:text-properties fo:language="en" fo:country="US" fo:font-weight="normal" officeooo:rsid="01c6f7fc" style:font-weight-asian="normal" style:font-weight-complex="normal"/>
    </style:style>
    <style:style style:name="T103" style:family="text">
      <style:text-properties fo:language="en" fo:country="US" fo:font-weight="normal" officeooo:rsid="01d815c7" style:font-weight-asian="normal" style:font-weight-complex="normal"/>
    </style:style>
    <style:style style:name="T104" style:family="text">
      <style:text-properties fo:language="en" fo:country="US" fo:font-weight="normal" officeooo:rsid="0094c10f" fo:background-color="#fff200" loext:char-shading-value="0" style:font-weight-asian="normal" style:font-weight-complex="normal"/>
    </style:style>
    <style:style style:name="T105" style:family="text">
      <style:text-properties fo:language="en" fo:country="US" fo:font-weight="normal" officeooo:rsid="015d13d6" fo:background-color="#fff200" loext:char-shading-value="0" style:font-weight-asian="normal" style:font-weight-complex="normal"/>
    </style:style>
    <style:style style:name="T106" style:family="text">
      <style:text-properties fo:language="en" fo:country="US" fo:font-weight="normal" officeooo:rsid="01bf03fa" fo:background-color="#fff200" loext:char-shading-value="0" style:font-weight-asian="normal" style:font-weight-complex="normal"/>
    </style:style>
    <style:style style:name="T107" style:family="text">
      <style:text-properties fo:language="en" fo:country="US" fo:font-weight="normal" officeooo:rsid="01d815c7" fo:background-color="#fff200" loext:char-shading-value="0" style:font-weight-asian="normal" style:font-weight-complex="normal"/>
    </style:style>
    <style:style style:name="T108" style:family="text">
      <style:text-properties fo:language="en" fo:country="US" fo:font-weight="normal" officeooo:rsid="0100f487" fo:background-color="#dddddd" loext:char-shading-value="0" style:font-weight-asian="normal" style:font-weight-complex="normal"/>
    </style:style>
    <style:style style:name="T109" style:family="text">
      <style:text-properties fo:language="en" fo:country="US" fo:font-weight="normal" officeooo:rsid="00357d7d" fo:background-color="#dddddd" loext:char-shading-value="0" style:font-weight-asian="normal" style:font-weight-complex="normal"/>
    </style:style>
    <style:style style:name="T110" style:family="text">
      <style:text-properties fo:language="en" fo:country="US" fo:font-weight="normal" officeooo:rsid="0014eac0" fo:background-color="#dddddd" loext:char-shading-value="0" style:font-weight-asian="normal" style:font-weight-complex="normal"/>
    </style:style>
    <style:style style:name="T111" style:family="text">
      <style:text-properties fo:language="en" fo:country="US" fo:font-weight="normal" officeooo:rsid="00a176b7" fo:background-color="#dddddd" loext:char-shading-value="0" style:font-weight-asian="normal" style:font-weight-complex="normal"/>
    </style:style>
    <style:style style:name="T112" style:family="text">
      <style:text-properties fo:language="en" fo:country="US" fo:font-weight="normal" officeooo:rsid="00373dfb" fo:background-color="#dddddd" loext:char-shading-value="0" style:font-weight-asian="normal" style:font-weight-complex="normal"/>
    </style:style>
    <style:style style:name="T113" style:family="text">
      <style:text-properties fo:language="en" fo:country="US" fo:font-weight="normal" officeooo:rsid="00b0c10d" fo:background-color="#dddddd" loext:char-shading-value="0" style:font-weight-asian="normal" style:font-weight-complex="normal"/>
    </style:style>
    <style:style style:name="T114" style:family="text">
      <style:text-properties fo:language="en" fo:country="US" fo:font-weight="normal" officeooo:rsid="0165224c" fo:background-color="#dddddd" loext:char-shading-value="0" style:font-weight-asian="normal" style:font-weight-complex="normal"/>
    </style:style>
    <style:style style:name="T115" style:family="text">
      <style:text-properties fo:language="en" fo:country="US" fo:font-weight="normal" officeooo:rsid="01c085f6" fo:background-color="#dddddd" loext:char-shading-value="0" style:font-weight-asian="normal" style:font-weight-complex="normal"/>
    </style:style>
    <style:style style:name="T116" style:family="text">
      <style:text-properties fo:language="en" fo:country="US" fo:font-weight="normal" officeooo:rsid="01c8eeed" fo:background-color="#dddddd" loext:char-shading-value="0" style:font-weight-asian="normal" style:font-weight-complex="normal"/>
    </style:style>
    <style:style style:name="T117" style:family="text">
      <style:text-properties fo:language="en" fo:country="US" fo:font-weight="normal" officeooo:rsid="01d815c7" fo:background-color="#dddddd" loext:char-shading-value="0" style:font-weight-asian="normal" style:font-weight-complex="normal"/>
    </style:style>
    <style:style style:name="T118" style:family="text">
      <style:text-properties fo:language="en" fo:country="US" fo:font-weight="normal" officeooo:rsid="01dc9126" fo:background-color="#dddddd" loext:char-shading-value="0" style:font-weight-asian="normal" style:font-weight-complex="normal"/>
    </style:style>
    <style:style style:name="T119" style:family="text">
      <style:text-properties fo:language="en" fo:country="US" fo:font-weight="normal" officeooo:rsid="01dce75f" fo:background-color="#dddddd" loext:char-shading-value="0" style:font-weight-asian="normal" style:font-weight-complex="normal"/>
    </style:style>
    <style:style style:name="T120" style:family="text">
      <style:text-properties fo:language="en" fo:country="US" fo:font-weight="normal" officeooo:rsid="009c4bac" fo:background-color="#ffffff" loext:char-shading-value="0" style:font-weight-asian="normal" style:font-weight-complex="normal"/>
    </style:style>
    <style:style style:name="T121" style:family="text">
      <style:text-properties fo:language="en" fo:country="US" fo:font-weight="normal" officeooo:rsid="014f0a12" fo:background-color="#ffffff" loext:char-shading-value="0" style:font-weight-asian="normal" style:font-weight-complex="normal"/>
    </style:style>
    <style:style style:name="T122" style:family="text">
      <style:text-properties fo:language="en" fo:country="US" fo:font-weight="normal" officeooo:rsid="015d13d6" fo:background-color="#ffffff" loext:char-shading-value="0" style:font-weight-asian="normal" style:font-weight-complex="normal"/>
    </style:style>
    <style:style style:name="T123" style:family="text">
      <style:text-properties fo:language="en" fo:country="US" fo:font-weight="normal" officeooo:rsid="01bf03fa" fo:background-color="#ffffff" loext:char-shading-value="0" style:font-weight-asian="normal" style:font-weight-complex="normal"/>
    </style:style>
    <style:style style:name="T124" style:family="text">
      <style:text-properties fo:language="en" fo:country="US" fo:font-style="italic" fo:font-weight="bold" officeooo:rsid="0094c10f" fo:background-color="#fff200" loext:char-shading-value="0" style:font-style-asian="italic" style:font-weight-asian="bold" style:font-style-complex="italic" style:font-weight-complex="bold"/>
    </style:style>
    <style:style style:name="T125" style:family="text">
      <style:text-properties fo:language="en" fo:country="US" fo:font-style="italic" fo:font-weight="bold" officeooo:rsid="0156d96c" fo:background-color="#fff200" loext:char-shading-value="0" style:font-style-asian="italic" style:font-weight-asian="bold" style:font-style-complex="italic" style:font-weight-complex="bold"/>
    </style:style>
    <style:style style:name="T126" style:family="text">
      <style:text-properties fo:language="en" fo:country="US" fo:font-style="italic" fo:font-weight="bold" officeooo:rsid="00373dfb" fo:background-color="#fff200" loext:char-shading-value="0" style:font-style-asian="italic" style:font-weight-asian="bold" style:font-style-complex="italic" style:font-weight-complex="bold"/>
    </style:style>
    <style:style style:name="T127" style:family="text">
      <style:text-properties fo:language="en" fo:country="US" fo:font-style="italic" fo:font-weight="bold" fo:background-color="transparent" loext:char-shading-value="0" style:font-style-asian="italic" style:font-weight-asian="bold" style:font-style-complex="italic" style:font-weight-complex="bold"/>
    </style:style>
    <style:style style:name="T128" style:family="text">
      <style:text-properties fo:language="en" fo:country="US" fo:font-style="italic" fo:font-weight="bold" officeooo:rsid="00377c68" fo:background-color="transparent" loext:char-shading-value="0" style:font-style-asian="italic" style:font-weight-asian="bold" style:font-style-complex="italic" style:font-weight-complex="bold"/>
    </style:style>
    <style:style style:name="T129" style:family="text">
      <style:text-properties fo:language="en" fo:country="US" fo:font-style="italic" fo:font-weight="bold" officeooo:rsid="01600d4f" fo:background-color="transparent" loext:char-shading-value="0" style:font-style-asian="italic" style:font-weight-asian="bold" style:font-style-complex="italic" style:font-weight-complex="bold"/>
    </style:style>
    <style:style style:name="T130" style:family="text">
      <style:text-properties fo:language="en" fo:country="US" fo:font-style="italic" fo:font-weight="bold" officeooo:rsid="00af3133" fo:background-color="transparent" loext:char-shading-value="0" style:font-style-asian="italic" style:font-weight-asian="bold" style:font-style-complex="italic" style:font-weight-complex="bold"/>
    </style:style>
    <style:style style:name="T131" style:family="text">
      <style:text-properties fo:language="en" fo:country="US" fo:font-style="italic" fo:font-weight="bold" officeooo:rsid="01695f0d" fo:background-color="transparent" loext:char-shading-value="0" style:font-style-asian="italic" style:font-weight-asian="bold" style:font-style-complex="italic" style:font-weight-complex="bold"/>
    </style:style>
    <style:style style:name="T132" style:family="text">
      <style:text-properties fo:language="en" fo:country="US" fo:font-style="italic" fo:font-weight="bold" officeooo:rsid="01696099" fo:background-color="transparent" loext:char-shading-value="0" style:font-style-asian="italic" style:font-weight-asian="bold" style:font-style-complex="italic" style:font-weight-complex="bold"/>
    </style:style>
    <style:style style:name="T133" style:family="text">
      <style:text-properties fo:language="en" fo:country="US" fo:font-style="italic" fo:font-weight="bold" officeooo:rsid="0179ccaa" fo:background-color="transparent" loext:char-shading-value="0" style:font-style-asian="italic" style:font-weight-asian="bold" style:font-style-complex="italic" style:font-weight-complex="bold"/>
    </style:style>
    <style:style style:name="T134" style:family="text">
      <style:text-properties fo:language="en" fo:country="US" fo:font-style="italic" fo:font-weight="bold" officeooo:rsid="017d91ea" fo:background-color="transparent" loext:char-shading-value="0" style:font-style-asian="italic" style:font-weight-asian="bold" style:font-style-complex="italic" style:font-weight-complex="bold"/>
    </style:style>
    <style:style style:name="T135" style:family="text">
      <style:text-properties fo:language="en" fo:country="US" fo:font-style="italic" fo:font-weight="bold" officeooo:rsid="01868637" fo:background-color="transparent" loext:char-shading-value="0" style:font-style-asian="italic" style:font-weight-asian="bold" style:font-style-complex="italic" style:font-weight-complex="bold"/>
    </style:style>
    <style:style style:name="T136" style:family="text">
      <style:text-properties fo:language="en" fo:country="US" fo:font-style="italic" fo:font-weight="bold" officeooo:rsid="019d59b7" fo:background-color="transparent" loext:char-shading-value="0" style:font-style-asian="italic" style:font-weight-asian="bold" style:font-style-complex="italic" style:font-weight-complex="bold"/>
    </style:style>
    <style:style style:name="T137" style:family="text">
      <style:text-properties fo:language="en" fo:country="US" fo:font-style="italic" fo:font-weight="bold" officeooo:rsid="019291bd" fo:background-color="transparent" loext:char-shading-value="0" style:font-style-asian="italic" style:font-weight-asian="bold" style:font-style-complex="italic" style:font-weight-complex="bold"/>
    </style:style>
    <style:style style:name="T138" style:family="text">
      <style:text-properties fo:language="en" fo:country="US" fo:font-style="italic" fo:font-weight="bold" officeooo:rsid="01a8e541" fo:background-color="transparent" loext:char-shading-value="0" style:font-style-asian="italic" style:font-weight-asian="bold" style:font-style-complex="italic" style:font-weight-complex="bold"/>
    </style:style>
    <style:style style:name="T139" style:family="text">
      <style:text-properties fo:language="en" fo:country="US" fo:font-style="italic" fo:font-weight="bold" officeooo:rsid="01b5e6e9" fo:background-color="transparent" loext:char-shading-value="0" style:font-style-asian="italic" style:font-weight-asian="bold" style:font-style-complex="italic" style:font-weight-complex="bold"/>
    </style:style>
    <style:style style:name="T140" style:family="text">
      <style:text-properties fo:language="en" fo:country="US" fo:font-style="italic" fo:font-weight="bold" officeooo:rsid="001e4eb8" style:font-style-asian="italic" style:font-weight-asian="bold" style:font-style-complex="italic" style:font-weight-complex="bold"/>
    </style:style>
    <style:style style:name="T141" style:family="text">
      <style:text-properties fo:language="en" fo:country="US" fo:font-style="italic" fo:font-weight="bold" officeooo:rsid="01868637" style:font-style-asian="italic" style:font-weight-asian="bold" style:font-style-complex="italic" style:font-weight-complex="bold"/>
    </style:style>
    <style:style style:name="T142" style:family="text">
      <style:text-properties fo:language="en" fo:country="US" fo:font-style="italic" fo:font-weight="bold" officeooo:rsid="01a04a35" style:font-style-asian="italic" style:font-weight-asian="bold" style:font-style-complex="italic" style:font-weight-complex="bold"/>
    </style:style>
    <style:style style:name="T143" style:family="text">
      <style:text-properties fo:language="en" fo:country="US" fo:font-style="italic" fo:font-weight="bold" officeooo:rsid="01a6ab62" style:font-style-asian="italic" style:font-weight-asian="bold" style:font-style-complex="italic" style:font-weight-complex="bold"/>
    </style:style>
    <style:style style:name="T144" style:family="text">
      <style:text-properties fo:language="en" fo:country="US" fo:font-style="italic" fo:font-weight="bold" officeooo:rsid="01a1af40" fo:background-color="#dddddd" loext:char-shading-value="0" style:font-style-asian="italic" style:font-weight-asian="bold" style:font-style-complex="italic" style:font-weight-complex="bold"/>
    </style:style>
    <style:style style:name="T145" style:family="text">
      <style:text-properties fo:language="en" fo:country="US" fo:font-style="italic" fo:font-weight="bold" officeooo:rsid="0100f487" fo:background-color="#dddddd" loext:char-shading-value="0" style:font-style-asian="italic" style:font-weight-asian="bold" style:font-style-complex="italic" style:font-weight-complex="bold"/>
    </style:style>
    <style:style style:name="T146" style:family="text">
      <style:text-properties fo:language="en" fo:country="US" fo:font-style="italic" fo:font-weight="normal" fo:background-color="transparent" loext:char-shading-value="0" style:font-style-asian="italic" style:font-weight-asian="normal" style:font-style-complex="italic" style:font-weight-complex="normal"/>
    </style:style>
    <style:style style:name="T147" style:family="text">
      <style:text-properties fo:language="en" fo:country="US" fo:font-style="italic" fo:font-weight="normal" officeooo:rsid="00377c68" fo:background-color="transparent" loext:char-shading-value="0" style:font-style-asian="italic" style:font-weight-asian="normal" style:font-style-complex="italic" style:font-weight-complex="normal"/>
    </style:style>
    <style:style style:name="T148" style:family="text">
      <style:text-properties fo:language="en" fo:country="US" fo:font-style="italic" fo:font-weight="normal" officeooo:rsid="00815d26" fo:background-color="transparent" loext:char-shading-value="0" style:font-style-asian="italic" style:font-weight-asian="normal" style:font-style-complex="italic" style:font-weight-complex="normal"/>
    </style:style>
    <style:style style:name="T149" style:family="text">
      <style:text-properties fo:language="en" fo:country="US" fo:font-style="italic" fo:font-weight="normal" officeooo:rsid="00af3133" fo:background-color="transparent" loext:char-shading-value="0" style:font-style-asian="italic" style:font-weight-asian="normal" style:font-style-complex="italic" style:font-weight-complex="normal"/>
    </style:style>
    <style:style style:name="T150" style:family="text">
      <style:text-properties fo:language="en" fo:country="US" fo:font-style="italic" fo:font-weight="normal" officeooo:rsid="01868637" fo:background-color="transparent" loext:char-shading-value="0" style:font-style-asian="italic" style:font-weight-asian="normal" style:font-style-complex="italic" style:font-weight-complex="normal"/>
    </style:style>
    <style:style style:name="T151" style:family="text">
      <style:text-properties fo:language="en" fo:country="US" fo:font-style="italic" fo:font-weight="normal" officeooo:rsid="001e4eb8" fo:background-color="transparent" loext:char-shading-value="0" style:font-style-asian="italic" style:font-weight-asian="normal" style:font-style-complex="italic" style:font-weight-complex="normal"/>
    </style:style>
    <style:style style:name="T152" style:family="text">
      <style:text-properties fo:language="en" fo:country="US" fo:font-style="italic" fo:font-weight="normal" officeooo:rsid="019d59b7" fo:background-color="transparent" loext:char-shading-value="0" style:font-style-asian="italic" style:font-weight-asian="normal" style:font-style-complex="italic" style:font-weight-complex="normal"/>
    </style:style>
    <style:style style:name="T153" style:family="text">
      <style:text-properties fo:language="en" fo:country="US" fo:font-style="italic" fo:font-weight="normal" officeooo:rsid="01c1256f" fo:background-color="transparent" loext:char-shading-value="0" style:font-style-asian="italic" style:font-weight-asian="normal" style:font-style-complex="italic" style:font-weight-complex="normal"/>
    </style:style>
    <style:style style:name="T154" style:family="text">
      <style:text-properties fo:language="en" fo:country="US" fo:font-style="italic" fo:font-weight="normal" officeooo:rsid="001e4eb8" style:font-style-asian="italic" style:font-weight-asian="normal" style:font-style-complex="italic" style:font-weight-complex="normal"/>
    </style:style>
    <style:style style:name="T155" style:family="text">
      <style:text-properties fo:language="en" fo:country="US" fo:font-style="italic" fo:font-weight="normal" officeooo:rsid="01537ca0" style:font-style-asian="italic" style:font-weight-asian="normal" style:font-style-complex="italic" style:font-weight-complex="normal"/>
    </style:style>
    <style:style style:name="T156" style:family="text">
      <style:text-properties fo:language="en" fo:country="US" fo:font-style="italic" fo:font-weight="normal" officeooo:rsid="01868637" style:font-style-asian="italic" style:font-weight-asian="normal" style:font-style-complex="italic" style:font-weight-complex="normal"/>
    </style:style>
    <style:style style:name="T157" style:family="text">
      <style:text-properties fo:language="en" fo:country="US" fo:font-style="italic" fo:font-weight="normal" officeooo:rsid="01a1af40" fo:background-color="#dddddd" loext:char-shading-value="0" style:font-style-asian="italic" style:font-weight-asian="normal" style:font-style-complex="italic" style:font-weight-complex="normal"/>
    </style:style>
    <style:style style:name="T158" style:family="text">
      <style:text-properties fo:language="en" fo:country="US" fo:font-style="italic" fo:font-weight="normal" officeooo:rsid="01b78742" fo:background-color="#dddddd" loext:char-shading-value="0" style:font-style-asian="italic" style:font-weight-asian="normal" style:font-style-complex="italic" style:font-weight-complex="normal"/>
    </style:style>
    <style:style style:name="T159" style:family="text">
      <style:text-properties fo:language="en" fo:country="US" fo:font-style="italic" fo:font-weight="normal" officeooo:rsid="01b8d2d5" fo:background-color="#dddddd" loext:char-shading-value="0" style:font-style-asian="italic" style:font-weight-asian="normal" style:font-style-complex="italic" style:font-weight-complex="normal"/>
    </style:style>
    <style:style style:name="T160" style:family="text">
      <style:text-properties fo:language="en" fo:country="US" fo:font-style="italic" style:text-underline-style="none" fo:font-weight="bold" officeooo:rsid="01696099" fo:background-color="transparent" loext:char-shading-value="0" style:font-style-asian="italic" style:font-weight-asian="bold" style:font-style-complex="italic" style:font-weight-complex="bold"/>
    </style:style>
    <style:style style:name="T161" style:family="text">
      <style:text-properties fo:language="en" fo:country="US" fo:font-style="normal" fo:font-weight="normal" fo:background-color="transparent" loext:char-shading-value="0" style:font-style-asian="normal" style:font-weight-asian="normal" style:font-style-complex="normal" style:font-weight-complex="normal"/>
    </style:style>
    <style:style style:name="T162" style:family="text">
      <style:text-properties fo:language="en" fo:country="US" fo:font-style="normal" fo:font-weight="normal" officeooo:rsid="01620ed7" fo:background-color="transparent" loext:char-shading-value="0" style:font-style-asian="normal" style:font-weight-asian="normal" style:font-style-complex="normal" style:font-weight-complex="normal"/>
    </style:style>
    <style:style style:name="T163" style:family="text">
      <style:text-properties fo:language="en" fo:country="US" fo:font-style="normal" fo:font-weight="normal" officeooo:rsid="00815d26" fo:background-color="transparent" loext:char-shading-value="0" style:font-style-asian="normal" style:font-weight-asian="normal" style:font-style-complex="normal" style:font-weight-complex="normal"/>
    </style:style>
    <style:style style:name="T164" style:family="text">
      <style:text-properties fo:language="en" fo:country="US" fo:font-style="normal" fo:font-weight="normal" officeooo:rsid="0170a91a" fo:background-color="transparent" loext:char-shading-value="0" style:font-style-asian="normal" style:font-weight-asian="normal" style:font-style-complex="normal" style:font-weight-complex="normal"/>
    </style:style>
    <style:style style:name="T165" style:family="text">
      <style:text-properties fo:language="en" fo:country="US" fo:font-style="normal" fo:font-weight="normal" officeooo:rsid="01a8b8e2" fo:background-color="transparent" loext:char-shading-value="0" style:font-style-asian="normal" style:font-weight-asian="normal" style:font-style-complex="normal" style:font-weight-complex="normal"/>
    </style:style>
    <style:style style:name="T166" style:family="text">
      <style:text-properties fo:language="en" fo:country="US" fo:font-style="normal" fo:font-weight="normal" officeooo:rsid="01a8e541" fo:background-color="transparent" loext:char-shading-value="0" style:font-style-asian="normal" style:font-weight-asian="normal" style:font-style-complex="normal" style:font-weight-complex="normal"/>
    </style:style>
    <style:style style:name="T167" style:family="text">
      <style:text-properties fo:language="en" fo:country="US" fo:font-style="normal" fo:font-weight="normal" officeooo:rsid="01aaf53c" fo:background-color="transparent" loext:char-shading-value="0" style:font-style-asian="normal" style:font-weight-asian="normal" style:font-style-complex="normal" style:font-weight-complex="normal"/>
    </style:style>
    <style:style style:name="T168" style:family="text">
      <style:text-properties fo:language="en" fo:country="US" fo:font-style="normal" fo:font-weight="normal" officeooo:rsid="01b03bd3" fo:background-color="transparent" loext:char-shading-value="0" style:font-style-asian="normal" style:font-weight-asian="normal" style:font-style-complex="normal" style:font-weight-complex="normal"/>
    </style:style>
    <style:style style:name="T169" style:family="text">
      <style:text-properties fo:language="en" fo:country="US" fo:font-style="normal" fo:font-weight="normal" officeooo:rsid="01b5e6e9" fo:background-color="transparent" loext:char-shading-value="0" style:font-style-asian="normal" style:font-weight-asian="normal" style:font-style-complex="normal" style:font-weight-complex="normal"/>
    </style:style>
    <style:style style:name="T170" style:family="text">
      <style:text-properties fo:language="en" fo:country="US" fo:font-style="normal" fo:font-weight="normal" officeooo:rsid="01b771a4" fo:background-color="transparent" loext:char-shading-value="0" style:font-style-asian="normal" style:font-weight-asian="normal" style:font-style-complex="normal" style:font-weight-complex="normal"/>
    </style:style>
    <style:style style:name="T171" style:family="text">
      <style:text-properties fo:language="en" fo:country="US" fo:font-style="normal" fo:font-weight="normal" officeooo:rsid="01bc2e2c" fo:background-color="transparent" loext:char-shading-value="0" style:font-style-asian="normal" style:font-weight-asian="normal" style:font-style-complex="normal" style:font-weight-complex="normal"/>
    </style:style>
    <style:style style:name="T172" style:family="text">
      <style:text-properties fo:language="en" fo:country="US" fo:font-style="normal" fo:font-weight="normal" officeooo:rsid="01bd23c8" fo:background-color="transparent" loext:char-shading-value="0" style:font-style-asian="normal" style:font-weight-asian="normal" style:font-style-complex="normal" style:font-weight-complex="normal"/>
    </style:style>
    <style:style style:name="T173" style:family="text">
      <style:text-properties fo:language="en" fo:country="US" fo:font-style="normal" fo:font-weight="normal" officeooo:rsid="019b3740" fo:background-color="transparent" loext:char-shading-value="0" style:font-style-asian="normal" style:font-weight-asian="normal" style:font-style-complex="normal" style:font-weight-complex="normal"/>
    </style:style>
    <style:style style:name="T174" style:family="text">
      <style:text-properties fo:language="en" fo:country="US" fo:font-style="normal" fo:font-weight="normal" officeooo:rsid="01c1256f" fo:background-color="transparent" loext:char-shading-value="0" style:font-style-asian="normal" style:font-weight-asian="normal" style:font-style-complex="normal" style:font-weight-complex="normal"/>
    </style:style>
    <style:style style:name="T175" style:family="text">
      <style:text-properties fo:language="en" fo:country="US" fo:font-style="normal" fo:font-weight="normal" officeooo:rsid="01cad8a6" fo:background-color="transparent" loext:char-shading-value="0" style:font-style-asian="normal" style:font-weight-asian="normal" style:font-style-complex="normal" style:font-weight-complex="normal"/>
    </style:style>
    <style:style style:name="T176" style:family="text">
      <style:text-properties fo:language="en" fo:country="US" fo:font-style="normal" fo:font-weight="normal" officeooo:rsid="0100f487" fo:background-color="#dddddd" loext:char-shading-value="0" style:font-style-asian="normal" style:font-weight-asian="normal" style:font-style-complex="normal" style:font-weight-complex="normal"/>
    </style:style>
    <style:style style:name="T177" style:family="text">
      <style:text-properties fo:language="en" fo:country="US" fo:font-style="normal" fo:font-weight="normal" officeooo:rsid="0181a3d4" fo:background-color="#dddddd" loext:char-shading-value="0" style:font-style-asian="normal" style:font-weight-asian="normal" style:font-style-complex="normal" style:font-weight-complex="normal"/>
    </style:style>
    <style:style style:name="T178" style:family="text">
      <style:text-properties fo:language="en" fo:country="US" fo:font-style="normal" fo:font-weight="normal" officeooo:rsid="01a0c17f" fo:background-color="#dddddd" loext:char-shading-value="0" style:font-style-asian="normal" style:font-weight-asian="normal" style:font-style-complex="normal" style:font-weight-complex="normal"/>
    </style:style>
    <style:style style:name="T179" style:family="text">
      <style:text-properties fo:language="en" fo:country="US" fo:font-style="normal" fo:font-weight="normal" officeooo:rsid="01a1af40" fo:background-color="#dddddd" loext:char-shading-value="0" style:font-style-asian="normal" style:font-weight-asian="normal" style:font-style-complex="normal" style:font-weight-complex="normal"/>
    </style:style>
    <style:style style:name="T180" style:family="text">
      <style:text-properties fo:language="en" fo:country="US" fo:font-style="normal" fo:font-weight="normal" officeooo:rsid="01a424ac" fo:background-color="#dddddd" loext:char-shading-value="0" style:font-style-asian="normal" style:font-weight-asian="normal" style:font-style-complex="normal" style:font-weight-complex="normal"/>
    </style:style>
    <style:style style:name="T181" style:family="text">
      <style:text-properties fo:language="en" fo:country="US" fo:font-style="normal" fo:font-weight="normal" officeooo:rsid="01a85102" fo:background-color="#dddddd" loext:char-shading-value="0" style:font-style-asian="normal" style:font-weight-asian="normal" style:font-style-complex="normal" style:font-weight-complex="normal"/>
    </style:style>
    <style:style style:name="T182" style:family="text">
      <style:text-properties fo:language="en" fo:country="US" fo:font-style="normal" fo:font-weight="normal" officeooo:rsid="01a8b8e2" fo:background-color="#dddddd" loext:char-shading-value="0" style:font-style-asian="normal" style:font-weight-asian="normal" style:font-style-complex="normal" style:font-weight-complex="normal"/>
    </style:style>
    <style:style style:name="T183" style:family="text">
      <style:text-properties fo:language="en" fo:country="US" fo:font-style="normal" fo:font-weight="normal" officeooo:rsid="01ae85bf" fo:background-color="#dddddd" loext:char-shading-value="0" style:font-style-asian="normal" style:font-weight-asian="normal" style:font-style-complex="normal" style:font-weight-complex="normal"/>
    </style:style>
    <style:style style:name="T184" style:family="text">
      <style:text-properties fo:language="en" fo:country="US" fo:font-style="normal" fo:font-weight="normal" officeooo:rsid="01b1c4bc" fo:background-color="#dddddd" loext:char-shading-value="0" style:font-style-asian="normal" style:font-weight-asian="normal" style:font-style-complex="normal" style:font-weight-complex="normal"/>
    </style:style>
    <style:style style:name="T185" style:family="text">
      <style:text-properties fo:language="en" fo:country="US" fo:font-style="normal" fo:font-weight="normal" officeooo:rsid="01b2317b" fo:background-color="#dddddd" loext:char-shading-value="0" style:font-style-asian="normal" style:font-weight-asian="normal" style:font-style-complex="normal" style:font-weight-complex="normal"/>
    </style:style>
    <style:style style:name="T186" style:family="text">
      <style:text-properties fo:language="en" fo:country="US" fo:font-style="normal" fo:font-weight="normal" officeooo:rsid="01b732d5" fo:background-color="#dddddd" loext:char-shading-value="0" style:font-style-asian="normal" style:font-weight-asian="normal" style:font-style-complex="normal" style:font-weight-complex="normal"/>
    </style:style>
    <style:style style:name="T187" style:family="text">
      <style:text-properties fo:language="en" fo:country="US" fo:font-style="normal" fo:font-weight="normal" officeooo:rsid="01b78742" fo:background-color="#dddddd" loext:char-shading-value="0" style:font-style-asian="normal" style:font-weight-asian="normal" style:font-style-complex="normal" style:font-weight-complex="normal"/>
    </style:style>
    <style:style style:name="T188" style:family="text">
      <style:text-properties fo:language="en" fo:country="US" fo:font-style="normal" fo:font-weight="normal" officeooo:rsid="01b8d2d5" fo:background-color="#dddddd" loext:char-shading-value="0" style:font-style-asian="normal" style:font-weight-asian="normal" style:font-style-complex="normal" style:font-weight-complex="normal"/>
    </style:style>
    <style:style style:name="T189" style:family="text">
      <style:text-properties fo:language="en" fo:country="US" fo:font-style="normal" fo:font-weight="normal" officeooo:rsid="01bc2e2c" fo:background-color="#dddddd" loext:char-shading-value="0" style:font-style-asian="normal" style:font-weight-asian="normal" style:font-style-complex="normal" style:font-weight-complex="normal"/>
    </style:style>
    <style:style style:name="T190" style:family="text">
      <style:text-properties fo:language="en" fo:country="US" fo:font-style="normal" fo:font-weight="normal" officeooo:rsid="01c095c0" fo:background-color="#dddddd" loext:char-shading-value="0" style:font-style-asian="normal" style:font-weight-asian="normal" style:font-style-complex="normal" style:font-weight-complex="normal"/>
    </style:style>
    <style:style style:name="T191" style:family="text">
      <style:text-properties fo:language="en" fo:country="US" fo:font-style="normal" fo:font-weight="normal" officeooo:rsid="01c3af20" fo:background-color="#dddddd" loext:char-shading-value="0" style:font-style-asian="normal" style:font-weight-asian="normal" style:font-style-complex="normal" style:font-weight-complex="normal"/>
    </style:style>
    <style:style style:name="T192" style:family="text">
      <style:text-properties fo:language="en" fo:country="US" fo:font-style="normal" fo:font-weight="normal" officeooo:rsid="01c559d4" fo:background-color="#dddddd" loext:char-shading-value="0" style:font-style-asian="normal" style:font-weight-asian="normal" style:font-style-complex="normal" style:font-weight-complex="normal"/>
    </style:style>
    <style:style style:name="T193" style:family="text">
      <style:text-properties fo:language="en" fo:country="US" fo:font-style="normal" fo:font-weight="normal" officeooo:rsid="01dc9126" fo:background-color="#dddddd" loext:char-shading-value="0" style:font-style-asian="normal" style:font-weight-asian="normal" style:font-style-complex="normal" style:font-weight-complex="normal"/>
    </style:style>
    <style:style style:name="T194" style:family="text">
      <style:text-properties fo:language="en" fo:country="US" fo:font-style="normal" fo:font-weight="bold" fo:background-color="transparent" loext:char-shading-value="0" style:font-style-asian="normal" style:font-weight-asian="bold" style:font-style-complex="normal" style:font-weight-complex="bold"/>
    </style:style>
    <style:style style:name="T195" style:family="text">
      <style:text-properties fo:language="en" fo:country="US" fo:font-style="normal" fo:font-weight="bold" officeooo:rsid="0170a91a" fo:background-color="transparent" loext:char-shading-value="0" style:font-style-asian="normal" style:font-weight-asian="bold" style:font-style-complex="normal" style:font-weight-complex="bold"/>
    </style:style>
    <style:style style:name="T196" style:family="text">
      <style:text-properties fo:language="en" fo:country="US" fo:font-style="normal" fo:font-weight="bold" officeooo:rsid="0100f487" fo:background-color="#dddddd" loext:char-shading-value="0" style:font-style-asian="normal" style:font-weight-asian="bold" style:font-style-complex="normal" style:font-weight-complex="bold"/>
    </style:style>
    <style:style style:name="T197" style:family="text">
      <style:text-properties fo:language="en" fo:country="US" fo:font-style="normal" fo:font-weight="bold" officeooo:rsid="01a1af40" fo:background-color="#dddddd" loext:char-shading-value="0" style:font-style-asian="normal" style:font-weight-asian="bold" style:font-style-complex="normal" style:font-weight-complex="bold"/>
    </style:style>
    <style:style style:name="T198" style:family="text">
      <style:text-properties fo:language="en" fo:country="US" fo:font-style="normal" fo:font-weight="bold" officeooo:rsid="01b732d5" fo:background-color="#dddddd" loext:char-shading-value="0" style:font-style-asian="normal" style:font-weight-asian="bold" style:font-style-complex="normal" style:font-weight-complex="bold"/>
    </style:style>
    <style:style style:name="T199" style:family="text">
      <style:text-properties fo:language="en" fo:country="US" fo:font-style="normal" fo:font-weight="bold" officeooo:rsid="01b78742" fo:background-color="#dddddd" loext:char-shading-value="0" style:font-style-asian="normal" style:font-weight-asian="bold" style:font-style-complex="normal" style:font-weight-complex="bold"/>
    </style:style>
    <style:style style:name="T200" style:family="text">
      <style:text-properties fo:language="en" fo:country="US" fo:font-style="normal" fo:font-weight="bold" officeooo:rsid="01c095c0" fo:background-color="#dddddd" loext:char-shading-value="0" style:font-style-asian="normal" style:font-weight-asian="bold" style:font-style-complex="normal" style:font-weight-complex="bold"/>
    </style:style>
    <style:style style:name="T201" style:family="text">
      <style:text-properties fo:language="en" fo:country="US" officeooo:rsid="00136227"/>
    </style:style>
    <style:style style:name="T202" style:family="text">
      <style:text-properties fo:language="en" fo:country="US" fo:font-weight="bold" officeooo:rsid="00ab4647" fo:background-color="#fff200" loext:char-shading-value="0" style:font-weight-asian="bold" style:font-weight-complex="bold"/>
    </style:style>
    <style:style style:name="T203" style:family="text">
      <style:text-properties fo:language="en" fo:country="US" fo:font-weight="bold" officeooo:rsid="00d88c8c" fo:background-color="#fff200" loext:char-shading-value="0" style:font-weight-asian="bold" style:font-weight-complex="bold"/>
    </style:style>
    <style:style style:name="T204" style:family="text">
      <style:text-properties fo:language="en" fo:country="US" fo:font-weight="bold" officeooo:rsid="0094c10f" fo:background-color="#fff200" loext:char-shading-value="0" style:font-weight-asian="bold" style:font-weight-complex="bold"/>
    </style:style>
    <style:style style:name="T205" style:family="text">
      <style:text-properties fo:language="en" fo:country="US" fo:font-weight="bold" officeooo:rsid="0075af38" fo:background-color="#fff200" loext:char-shading-value="0" style:font-weight-asian="bold" style:font-weight-complex="bold"/>
    </style:style>
    <style:style style:name="T206" style:family="text">
      <style:text-properties fo:language="en" fo:country="US" fo:font-weight="bold" officeooo:rsid="010b0b47" fo:background-color="#fff200" loext:char-shading-value="0" style:font-weight-asian="bold" style:font-weight-complex="bold"/>
    </style:style>
    <style:style style:name="T207" style:family="text">
      <style:text-properties fo:language="en" fo:country="US" fo:font-weight="bold" officeooo:rsid="00704232" fo:background-color="#fff200" loext:char-shading-value="0" style:font-weight-asian="bold" style:font-weight-complex="bold"/>
    </style:style>
    <style:style style:name="T208" style:family="text">
      <style:text-properties fo:language="en" fo:country="US" fo:font-weight="bold" officeooo:rsid="00c2f5e1" fo:background-color="#fff200" loext:char-shading-value="0" style:font-weight-asian="bold" style:font-weight-complex="bold"/>
    </style:style>
    <style:style style:name="T209" style:family="text">
      <style:text-properties fo:language="en" fo:country="US" fo:font-weight="bold" officeooo:rsid="00373dfb" fo:background-color="#fff200" loext:char-shading-value="0" style:font-weight-asian="bold" style:font-weight-complex="bold"/>
    </style:style>
    <style:style style:name="T210" style:family="text">
      <style:text-properties fo:language="en" fo:country="US" fo:font-weight="bold" officeooo:rsid="015bc121" fo:background-color="#fff200" loext:char-shading-value="0" style:font-weight-asian="bold" style:font-weight-complex="bold"/>
    </style:style>
    <style:style style:name="T211" style:family="text">
      <style:text-properties fo:language="en" fo:country="US" fo:font-weight="bold" officeooo:rsid="015d13d6" fo:background-color="#fff200" loext:char-shading-value="0" style:font-weight-asian="bold" style:font-weight-complex="bold"/>
    </style:style>
    <style:style style:name="T212" style:family="text">
      <style:text-properties fo:language="en" fo:country="US" fo:font-weight="bold" officeooo:rsid="018f01b4" fo:background-color="#fff200" loext:char-shading-value="0" style:font-weight-asian="bold" style:font-weight-complex="bold"/>
    </style:style>
    <style:style style:name="T213" style:family="text">
      <style:text-properties fo:language="en" fo:country="US" fo:font-weight="bold" officeooo:rsid="01aab675" fo:background-color="#fff200" loext:char-shading-value="0" style:font-weight-asian="bold" style:font-weight-complex="bold"/>
    </style:style>
    <style:style style:name="T214" style:family="text">
      <style:text-properties fo:language="en" fo:country="US" fo:font-weight="bold" officeooo:rsid="01d815c7" fo:background-color="#fff200" loext:char-shading-value="0" style:font-weight-asian="bold" style:font-weight-complex="bold"/>
    </style:style>
    <style:style style:name="T215" style:family="text">
      <style:text-properties fo:language="en" fo:country="US" fo:font-weight="bold" officeooo:rsid="00136227" style:font-weight-asian="bold" style:font-weight-complex="bold"/>
    </style:style>
    <style:style style:name="T216" style:family="text">
      <style:text-properties fo:language="en" fo:country="US" fo:font-weight="bold" officeooo:rsid="00d88c8c" style:font-weight-asian="bold" style:font-weight-complex="bold"/>
    </style:style>
    <style:style style:name="T217" style:family="text">
      <style:text-properties fo:language="en" fo:country="US" fo:font-weight="bold" officeooo:rsid="00704232" style:font-weight-asian="bold" style:font-weight-complex="bold"/>
    </style:style>
    <style:style style:name="T218" style:family="text">
      <style:text-properties fo:language="en" fo:country="US" fo:font-weight="bold" officeooo:rsid="01556477" style:font-weight-asian="bold" style:font-weight-complex="bold"/>
    </style:style>
    <style:style style:name="T219" style:family="text">
      <style:text-properties fo:language="en" fo:country="US" fo:font-weight="bold" officeooo:rsid="015d13d6" style:font-weight-asian="bold" style:font-weight-complex="bold"/>
    </style:style>
    <style:style style:name="T220" style:family="text">
      <style:text-properties fo:language="en" fo:country="US" fo:font-weight="bold" officeooo:rsid="01a0c17f" style:font-weight-asian="bold" style:font-weight-complex="bold"/>
    </style:style>
    <style:style style:name="T221" style:family="text">
      <style:text-properties fo:language="en" fo:country="US" fo:font-weight="bold" officeooo:rsid="01a1af40" style:font-weight-asian="bold" style:font-weight-complex="bold"/>
    </style:style>
    <style:style style:name="T222" style:family="text">
      <style:text-properties fo:language="en" fo:country="US" fo:font-weight="bold" officeooo:rsid="0100f487" fo:background-color="#dddddd" loext:char-shading-value="0" style:font-weight-asian="bold" style:font-weight-complex="bold"/>
    </style:style>
    <style:style style:name="T223" style:family="text">
      <style:text-properties fo:language="en" fo:country="US" fo:font-weight="bold" officeooo:rsid="0075af38" fo:background-color="#dddddd" loext:char-shading-value="0" style:font-weight-asian="bold" style:font-weight-complex="bold"/>
    </style:style>
    <style:style style:name="T224" style:family="text">
      <style:text-properties fo:language="en" fo:country="US" fo:font-weight="bold" officeooo:rsid="014f0a12" fo:background-color="#dddddd" loext:char-shading-value="0" style:font-weight-asian="bold" style:font-weight-complex="bold"/>
    </style:style>
    <style:style style:name="T225" style:family="text">
      <style:text-properties fo:language="en" fo:country="US" fo:font-weight="bold" fo:background-color="transparent" loext:char-shading-value="0" style:font-weight-asian="bold" style:font-weight-complex="bold"/>
    </style:style>
    <style:style style:name="T226" style:family="text">
      <style:text-properties fo:language="en" fo:country="US" fo:font-weight="bold" officeooo:rsid="00377c68" fo:background-color="transparent" loext:char-shading-value="0" style:font-weight-asian="bold" style:font-weight-complex="bold"/>
    </style:style>
    <style:style style:name="T227" style:family="text">
      <style:text-properties fo:language="en" fo:country="US" fo:font-weight="bold" officeooo:rsid="015a5ff2" fo:background-color="transparent" loext:char-shading-value="0" style:font-weight-asian="bold" style:font-weight-complex="bold"/>
    </style:style>
    <style:style style:name="T228" style:family="text">
      <style:text-properties fo:language="en" fo:country="US" fo:font-weight="bold" officeooo:rsid="00b0c10d" fo:background-color="transparent" loext:char-shading-value="0" style:font-weight-asian="bold" style:font-weight-complex="bold"/>
    </style:style>
    <style:style style:name="T229" style:family="text">
      <style:text-properties fo:language="en" fo:country="US" fo:font-weight="bold" officeooo:rsid="01620ed7" fo:background-color="transparent" loext:char-shading-value="0" style:font-weight-asian="bold" style:font-weight-complex="bold"/>
    </style:style>
    <style:style style:name="T230" style:family="text">
      <style:text-properties fo:language="en" fo:country="US" fo:font-weight="bold" officeooo:rsid="01647f8b" fo:background-color="transparent" loext:char-shading-value="0" style:font-weight-asian="bold" style:font-weight-complex="bold"/>
    </style:style>
    <style:style style:name="T231" style:family="text">
      <style:text-properties fo:language="en" fo:country="US" fo:font-weight="bold" officeooo:rsid="0166073c" fo:background-color="transparent" loext:char-shading-value="0" style:font-weight-asian="bold" style:font-weight-complex="bold"/>
    </style:style>
    <style:style style:name="T232" style:family="text">
      <style:text-properties fo:language="en" fo:country="US" fo:font-weight="bold" officeooo:rsid="01695f0d" fo:background-color="transparent" loext:char-shading-value="0" style:font-weight-asian="bold" style:font-weight-complex="bold"/>
    </style:style>
    <style:style style:name="T233" style:family="text">
      <style:text-properties fo:language="en" fo:country="US" fo:font-weight="bold" officeooo:rsid="01696099" fo:background-color="transparent" loext:char-shading-value="0" style:font-weight-asian="bold" style:font-weight-complex="bold"/>
    </style:style>
    <style:style style:name="T234" style:family="text">
      <style:text-properties fo:language="en" fo:country="US" fo:font-weight="bold" officeooo:rsid="0170a91a" fo:background-color="transparent" loext:char-shading-value="0" style:font-weight-asian="bold" style:font-weight-complex="bold"/>
    </style:style>
    <style:style style:name="T235" style:family="text">
      <style:text-properties fo:language="en" fo:country="US" fo:font-weight="bold" officeooo:rsid="01712485" fo:background-color="transparent" loext:char-shading-value="0" style:font-weight-asian="bold" style:font-weight-complex="bold"/>
    </style:style>
    <style:style style:name="T236" style:family="text">
      <style:text-properties fo:language="en" fo:country="US" fo:font-weight="bold" officeooo:rsid="0179ccaa" fo:background-color="transparent" loext:char-shading-value="0" style:font-weight-asian="bold" style:font-weight-complex="bold"/>
    </style:style>
    <style:style style:name="T237" style:family="text">
      <style:text-properties fo:language="en" fo:country="US" fo:font-weight="bold" officeooo:rsid="017d91ea" fo:background-color="transparent" loext:char-shading-value="0" style:font-weight-asian="bold" style:font-weight-complex="bold"/>
    </style:style>
    <style:style style:name="T238" style:family="text">
      <style:text-properties fo:language="en" fo:country="US" fo:font-weight="bold" officeooo:rsid="019b3740" fo:background-color="transparent" loext:char-shading-value="0" style:font-weight-asian="bold" style:font-weight-complex="bold"/>
    </style:style>
    <style:style style:name="T239" style:family="text">
      <style:text-properties fo:language="en" fo:country="US" fo:font-weight="bold" officeooo:rsid="019c7bf6" fo:background-color="transparent" loext:char-shading-value="0" style:font-weight-asian="bold" style:font-weight-complex="bold"/>
    </style:style>
    <style:style style:name="T240" style:family="text">
      <style:text-properties fo:language="en" fo:country="US" fo:font-weight="bold" officeooo:rsid="019c80b0" fo:background-color="transparent" loext:char-shading-value="0" style:font-weight-asian="bold" style:font-weight-complex="bold"/>
    </style:style>
    <style:style style:name="T241" style:family="text">
      <style:text-properties fo:language="en" fo:country="US" fo:font-weight="bold" officeooo:rsid="019d59b7" fo:background-color="transparent" loext:char-shading-value="0" style:font-weight-asian="bold" style:font-weight-complex="bold"/>
    </style:style>
    <style:style style:name="T242" style:family="text">
      <style:text-properties fo:language="en" fo:country="US" fo:font-weight="bold" officeooo:rsid="019e4040" fo:background-color="transparent" loext:char-shading-value="0" style:font-weight-asian="bold" style:font-weight-complex="bold"/>
    </style:style>
    <style:style style:name="T243" style:family="text">
      <style:text-properties fo:language="en" fo:country="US" fo:font-weight="bold" officeooo:rsid="01a8b8e2" fo:background-color="transparent" loext:char-shading-value="0" style:font-weight-asian="bold" style:font-weight-complex="bold"/>
    </style:style>
    <style:style style:name="T244" style:family="text">
      <style:text-properties fo:language="en" fo:country="US" fo:font-weight="bold" officeooo:rsid="01a8e541" fo:background-color="transparent" loext:char-shading-value="0" style:font-weight-asian="bold" style:font-weight-complex="bold"/>
    </style:style>
    <style:style style:name="T245" style:family="text">
      <style:text-properties fo:language="en" fo:country="US" fo:font-weight="bold" officeooo:rsid="01087ab0" fo:background-color="transparent" loext:char-shading-value="0" style:font-weight-asian="bold" style:font-weight-complex="bold"/>
    </style:style>
    <style:style style:name="T246" style:family="text">
      <style:text-properties fo:language="en" fo:country="US" fo:font-weight="bold" officeooo:rsid="01acd93f" fo:background-color="transparent" loext:char-shading-value="0" style:font-weight-asian="bold" style:font-weight-complex="bold"/>
    </style:style>
    <style:style style:name="T247" style:family="text">
      <style:text-properties fo:language="en" fo:country="US" fo:font-weight="bold" officeooo:rsid="01b1c4bc" fo:background-color="transparent" loext:char-shading-value="0" style:font-weight-asian="bold" style:font-weight-complex="bold"/>
    </style:style>
    <style:style style:name="T248" style:family="text">
      <style:text-properties fo:language="en" fo:country="US" fo:font-weight="bold" officeooo:rsid="01d815c7" fo:background-color="transparent" loext:char-shading-value="0" style:font-weight-asian="bold" style:font-weight-complex="bold"/>
    </style:style>
    <style:style style:name="T249" style:family="text">
      <style:text-properties fo:language="en" fo:country="US" fo:font-weight="bold" officeooo:rsid="01741527" fo:background-color="transparent" loext:char-shading-value="0" style:font-weight-asian="bold" style:font-weight-complex="bold"/>
    </style:style>
    <style:style style:name="T250" style:family="text">
      <style:text-properties fo:language="en" fo:country="US" officeooo:rsid="0032ee51"/>
    </style:style>
    <style:style style:name="T251" style:family="text">
      <style:text-properties fo:language="en" fo:country="US" officeooo:rsid="00bb70dd"/>
    </style:style>
    <style:style style:name="T252" style:family="text">
      <style:text-properties fo:language="en" fo:country="US" officeooo:rsid="00704232"/>
    </style:style>
    <style:style style:name="T253" style:family="text">
      <style:text-properties officeooo:rsid="00377c68"/>
    </style:style>
    <style:style style:name="T254" style:family="text">
      <style:text-properties fo:color="#999999" fo:language="en" fo:country="US" fo:font-weight="bold" officeooo:rsid="001e4eb8" style:font-weight-asian="bold" style:font-weight-complex="bold"/>
    </style:style>
    <style:style style:name="T255" style:family="text">
      <style:text-properties fo:color="#999999" fo:language="en" fo:country="US" fo:font-weight="bold" officeooo:rsid="01087ab0" style:font-weight-asian="bold" style:font-weight-complex="bold"/>
    </style:style>
    <style:style style:name="T256" style:family="text">
      <style:text-properties fo:color="#999999" fo:language="en" fo:country="US" fo:font-weight="bold" officeooo:rsid="00373dfb" style:font-weight-asian="bold" style:font-weight-complex="bold"/>
    </style:style>
    <style:style style:name="T257" style:family="text">
      <style:text-properties fo:color="#999999" fo:language="en" fo:country="US" fo:font-weight="bold" officeooo:rsid="01143e5a" style:font-weight-asian="bold" style:font-weight-complex="bold"/>
    </style:style>
    <style:style style:name="T258" style:family="text">
      <style:text-properties fo:color="#999999" fo:language="en" fo:country="US" fo:font-weight="bold" officeooo:rsid="014f0a12" style:font-weight-asian="bold" style:font-weight-complex="bold"/>
    </style:style>
    <style:style style:name="T259" style:family="text">
      <style:text-properties fo:color="#999999" fo:language="en" fo:country="US" fo:font-weight="bold" officeooo:rsid="0191da64" style:font-weight-asian="bold" style:font-weight-complex="bold"/>
    </style:style>
    <style:style style:name="T260" style:family="text">
      <style:text-properties fo:color="#999999" fo:language="en" fo:country="US" fo:font-weight="bold" officeooo:rsid="01b03bd3" style:font-weight-asian="bold" style:font-weight-complex="bold"/>
    </style:style>
    <style:style style:name="T261" style:family="text">
      <style:text-properties officeooo:rsid="0033d7b7"/>
    </style:style>
    <style:style style:name="T262" style:family="text">
      <style:text-properties officeooo:rsid="01505af8"/>
    </style:style>
    <style:style style:name="T263" style:family="text">
      <style:text-properties officeooo:rsid="0165224c"/>
    </style:style>
    <style:style style:name="T264" style:family="text">
      <style:text-properties officeooo:rsid="01695f0d"/>
    </style:style>
    <style:style style:name="T265" style:family="text">
      <style:text-properties officeooo:rsid="01696099"/>
    </style:style>
    <style:style style:name="T266" style:family="text">
      <style:text-properties officeooo:rsid="016cf939"/>
    </style:style>
    <style:style style:name="T267" style:family="text">
      <style:text-properties officeooo:rsid="016f880c"/>
    </style:style>
    <style:style style:name="T268" style:family="text">
      <style:text-properties officeooo:rsid="01712485"/>
    </style:style>
    <style:style style:name="T269" style:family="text">
      <style:text-properties officeooo:rsid="0183b702"/>
    </style:style>
    <style:style style:name="T270" style:family="text">
      <style:text-properties officeooo:rsid="01862682"/>
    </style:style>
    <style:style style:name="T271" style:family="text">
      <style:text-properties officeooo:rsid="018ce229"/>
    </style:style>
    <style:style style:name="T272" style:family="text">
      <style:text-properties fo:color="#cccccc" fo:language="en" fo:country="US" fo:font-weight="normal" officeooo:rsid="01868637" fo:background-color="transparent" loext:char-shading-value="0" style:font-weight-asian="normal" style:font-weight-complex="normal"/>
    </style:style>
    <style:style style:name="T273" style:family="text">
      <style:text-properties fo:color="#cccccc" fo:language="en" fo:country="US" fo:font-style="normal" fo:font-weight="bold" officeooo:rsid="01cad8a6" fo:background-color="transparent" loext:char-shading-value="0" style:font-style-asian="normal" style:font-weight-asian="bold" style:font-style-complex="normal" style:font-weight-complex="bold"/>
    </style:style>
    <style:style style:name="T274" style:family="text">
      <style:text-properties officeooo:rsid="019c7bf6"/>
    </style:style>
    <style:style style:name="T275" style:family="text">
      <style:text-properties style:text-position="0% 100%" fo:language="en" fo:country="US" fo:font-style="normal" fo:font-weight="normal" officeooo:rsid="0100f487" fo:background-color="#dddddd" loext:char-shading-value="0" style:font-style-asian="normal" style:font-weight-asian="normal" style:font-style-complex="normal" style:font-weight-complex="normal"/>
    </style:style>
    <style:style style:name="T276" style:family="text">
      <style:text-properties style:text-position="0% 100%" fo:language="en" fo:country="US" fo:font-style="normal" fo:font-weight="normal" officeooo:rsid="018e1cb6" fo:background-color="#dddddd" loext:char-shading-value="0" style:font-style-asian="normal" style:font-weight-asian="normal" style:font-style-complex="normal" style:font-weight-complex="normal"/>
    </style:style>
    <style:style style:name="T277" style:family="text">
      <style:text-properties style:text-position="0% 100%" fo:language="en" fo:country="US" fo:font-style="normal" fo:font-weight="normal" officeooo:rsid="01b8d2d5" fo:background-color="#dddddd" loext:char-shading-value="0" style:font-style-asian="normal" style:font-weight-asian="normal" style:font-style-complex="normal" style:font-weight-complex="normal"/>
    </style:style>
    <style:style style:name="T278" style:family="text">
      <style:text-properties style:text-position="0% 100%" fo:language="en" fo:country="US" fo:font-style="normal" fo:font-weight="normal" officeooo:rsid="0196a448" fo:background-color="#dddddd" loext:char-shading-value="0" style:font-style-asian="normal" style:font-weight-asian="normal" style:font-style-complex="normal" style:font-weight-complex="normal"/>
    </style:style>
    <style:style style:name="T279" style:family="text">
      <style:text-properties style:text-position="0% 100%" fo:language="en" fo:country="US" fo:font-style="normal" fo:font-weight="normal" officeooo:rsid="01baee3f" fo:background-color="#dddddd" loext:char-shading-value="0" style:font-style-asian="normal" style:font-weight-asian="normal" style:font-style-complex="normal" style:font-weight-complex="normal"/>
    </style:style>
    <style:style style:name="T280" style:family="text">
      <style:text-properties style:text-position="0% 100%" fo:language="en" fo:country="US" fo:font-style="normal" fo:font-weight="normal" officeooo:rsid="01dc9126" fo:background-color="#dddddd" loext:char-shading-value="0" style:font-style-asian="normal" style:font-weight-asian="normal" style:font-style-complex="normal" style:font-weight-complex="normal"/>
    </style:style>
    <style:style style:name="T281" style:family="text">
      <style:text-properties style:text-position="0% 100%" fo:language="en" fo:country="US" fo:font-style="normal" fo:font-weight="bold" officeooo:rsid="0100f487" fo:background-color="#dddddd" loext:char-shading-value="0" style:font-style-asian="normal" style:font-weight-asian="bold" style:font-style-complex="normal" style:font-weight-complex="bold"/>
    </style:style>
    <style:style style:name="T282" style:family="text">
      <style:text-properties style:text-position="0% 100%" fo:language="en" fo:country="US" fo:font-style="normal" fo:font-weight="bold" officeooo:rsid="01b8d2d5" fo:background-color="#dddddd" loext:char-shading-value="0" style:font-style-asian="normal" style:font-weight-asian="bold" style:font-style-complex="normal" style:font-weight-complex="bold"/>
    </style:style>
    <style:style style:name="T283" style:family="text">
      <style:text-properties style:text-position="0% 100%" fo:language="en" fo:country="US" fo:font-style="normal" fo:font-weight="bold" officeooo:rsid="0196a448" fo:background-color="#dddddd" loext:char-shading-value="0" style:font-style-asian="normal" style:font-weight-asian="bold" style:font-style-complex="normal" style:font-weight-complex="bold"/>
    </style:style>
    <style:style style:name="T284" style:family="text">
      <style:text-properties officeooo:rsid="001e4eb8"/>
    </style:style>
    <style:style style:name="T285" style:family="text">
      <style:text-properties officeooo:rsid="01a6ab62"/>
    </style:style>
    <style:style style:name="T286" style:family="text">
      <style:text-properties officeooo:rsid="01a85102"/>
    </style:style>
    <style:style style:name="T287" style:family="text">
      <style:text-properties officeooo:rsid="01b732d5"/>
    </style:style>
    <style:style style:name="T288" style:family="text">
      <style:text-properties officeooo:rsid="01b78742"/>
    </style:style>
    <style:style style:name="T289" style:family="text">
      <style:text-properties officeooo:rsid="01b8d2d5"/>
    </style:style>
    <style:style style:name="T290" style:family="text">
      <style:text-properties officeooo:rsid="01c3af20"/>
    </style:style>
    <style:style style:name="T291" style:family="text">
      <style:text-properties officeooo:rsid="01c4d1dd"/>
    </style:style>
    <style:style style:name="T292" style:family="text">
      <style:text-properties officeooo:rsid="01cad8a6"/>
    </style:style>
    <style:style style:name="T293" style:family="text">
      <style:text-properties officeooo:rsid="01cc17f6"/>
    </style:style>
    <style:style style:name="T294" style:family="text">
      <style:text-properties officeooo:rsid="01a8e541"/>
    </style:style>
    <style:style style:name="T295" style:family="text">
      <style:text-properties officeooo:rsid="01d521ce"/>
    </style:style>
    <style:style style:name="T296" style:family="text">
      <style:text-properties officeooo:rsid="01d815c7"/>
    </style:style>
    <style:style style:name="T297" style:family="text">
      <style:text-properties officeooo:rsid="01dc9126"/>
    </style:style>
    <style:style style:name="T298" style:family="text">
      <style:text-properties fo:color="#c9211e"/>
    </style:style>
    <style:style style:name="T299" style:family="text">
      <style:text-properties fo:color="#c9211e" fo:language="en" fo:country="US" fo:font-weight="bold" officeooo:rsid="01dc9126" fo:background-color="transparent" loext:char-shading-value="0" style:font-weight-asian="bold" style:font-weight-complex="bold"/>
    </style:style>
    <style:style style:name="T300" style:family="text">
      <style:text-properties fo:color="#000000"/>
    </style:style>
    <style:style style:name="T301" style:family="text">
      <style:text-properties style:use-window-font-color="true"/>
    </style:style>
    <style:style style:name="T302" style:family="text">
      <style:text-properties style:use-window-font-color="true" fo:language="en" fo:country="US" fo:font-weight="normal" officeooo:rsid="01868637" fo:background-color="transparent" loext:char-shading-value="0" style:font-weight-asian="normal" style:font-weight-complex="normal"/>
    </style:style>
    <style:style style:name="T303" style:family="text">
      <style:text-properties style:use-window-font-color="true" fo:language="en" fo:country="US" fo:font-weight="normal" officeooo:rsid="019b3740" fo:background-color="transparent" loext:char-shading-value="0" style:font-weight-asian="normal" style:font-weight-complex="normal"/>
    </style:style>
    <style:style style:name="T304" style:family="text">
      <style:text-properties style:use-window-font-color="true" fo:language="en" fo:country="US" fo:font-weight="normal" officeooo:rsid="01acd93f" fo:background-color="transparent" loext:char-shading-value="0" style:font-weight-asian="normal" style:font-weight-complex="normal"/>
    </style:style>
    <style:style style:name="T305" style:family="text">
      <style:text-properties style:use-window-font-color="true" fo:language="en" fo:country="US" fo:font-weight="bold" officeooo:rsid="01868637" fo:background-color="transparent" loext:char-shading-value="0" style:font-weight-asian="bold" style:font-weight-complex="bold"/>
    </style:style>
    <style:style style:name="T306" style:family="text">
      <style:text-properties style:use-window-font-color="true" fo:language="en" fo:country="US" fo:font-weight="bold" officeooo:rsid="019b3740" fo:background-color="transparent" loext:char-shading-value="0" style:font-weight-asian="bold" style:font-weight-complex="bold"/>
    </style:style>
    <style:style style:name="T307" style:family="text">
      <style:text-properties style:use-window-font-color="true" fo:language="en" fo:country="US" fo:font-weight="bold" officeooo:rsid="01acd93f" fo:background-color="transparent" loext:char-shading-value="0" style:font-weight-asian="bold" style:font-weight-complex="bold"/>
    </style:style>
    <style:style style:name="T308" style:family="text">
      <style:text-properties style:use-window-font-color="true" fo:language="en" fo:country="US" fo:font-weight="bold" officeooo:rsid="01dc9126" fo:background-color="transparent" loext:char-shading-value="0" style:font-weight-asian="bold" style:font-weight-complex="bold"/>
    </style:style>
    <style:style style:name="T309" style:family="text">
      <style:text-properties style:use-window-font-color="true" fo:font-style="italic" style:font-style-asian="italic" style:font-style-complex="itali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5">### <text:span text:style-name="T1">Intro</text:span> ###</text:p>
      <text:p text:style-name="P82"/>
      <text:p text:style-name="P87"><text:span text:style-name="T201">Here are some </text:span><text:span text:style-name="T202">Java </text:span><text:span text:style-name="T203">IDE</text:span><text:span text:style-name="T215"> </text:span><text:span text:style-name="T216">improvements</text:span><text:span text:style-name="T92">,</text:span></text:p>
      <text:p text:style-name="P87"><text:span text:style-name="T108">including</text:span><text:span text:style-name="T216"> Git and general improvements, </text:span><text:span text:style-name="T250">of </text:span><text:span text:style-name="T91">Eclipse </text:span><text:span text:style-name="T204">202</text:span><text:span text:style-name="T203">0</text:span><text:span text:style-name="T204">-</text:span><text:span text:style-name="T205">0</text:span><text:span text:style-name="T203">6</text:span><text:span text:style-name="T91">,</text:span></text:p>
      <text:p text:style-name="P86"><text:span text:style-name="T109">improvements </text:span><text:span text:style-name="T108">that have been added </text:span><text:span text:style-name="T222">since the last release in </text:span><text:span text:style-name="T223">M</text:span><text:span text:style-name="T224">arch</text:span><text:span text:style-name="T222"> </text:span><text:span text:style-name="T108">three months </text:span><text:span text:style-name="T110">ago</text:span><text:span text:style-name="T111">.</text:span></text:p>
      <text:p text:style-name="P5"/>
      <text:p text:style-name="P3"/>
      <text:p text:style-name="P90"><text:span text:style-name="T254">### </text:span><text:span text:style-name="T256">G</text:span><text:span text:style-name="T258">eneral (1/2) </text:span><text:span text:style-name="T254">###</text:span></text:p>
      <text:p text:style-name="P79"/>
      <text:p text:style-name="P93"><text:span text:style-name="T120">The first thing you will notice </text:span><text:span text:style-name="T104">on Windows</text:span><text:span text:style-name="T120"> </text:span><text:span text:style-name="T121">is</text:span><text:span text:style-name="T122"> a</text:span><text:span text:style-name="T121"> </text:span><text:span text:style-name="T210">light g</text:span><text:span text:style-name="T204">r</text:span><text:span text:style-name="T214">e</text:span><text:span text:style-name="T204">y</text:span><text:span text:style-name="T120"> </text:span><text:span text:style-name="T121">i</text:span><text:span text:style-name="T122">nstead of </text:span><text:span text:style-name="T123">a</text:span><text:span text:style-name="T122"> blue</text:span><text:span text:style-name="T121"> </text:span><text:span text:style-name="T204">background</text:span><text:span text:style-name="T121">,</text:span></text:p>
      <text:p text:style-name="P8">making <text:span text:style-name="T262">the </text:span><text:span text:style-name="T5">icons</text:span> and <text:span text:style-name="T5">colors</text:span> in other places <text:span text:style-name="T5">stand out</text:span> more.</text:p>
      <text:p text:style-name="P30"/>
      <text:p text:style-name="P9">Another visible change you might have spotted</text:p>
      <text:p text:style-name="P48">is that there are <text:span text:style-name="T2">square</text:span> instead of round <text:span text:style-name="T2">tabs</text:span><text:span text:style-name="T5"> by default</text:span>,</text:p>
      <text:p text:style-name="P10">on <text:span text:style-name="T5">Windows</text:span> as well as on <text:span text:style-name="T5">Linux</text:span> and on <text:span text:style-name="T5">macOS</text:span>.</text:p>
      <text:p text:style-name="P94"><text:span text:style-name="T104">E</text:span><text:span text:style-name="T106">clipse</text:span><text:span text:style-name="T105"> l</text:span><text:span text:style-name="T104">ooks cleaner </text:span><text:span text:style-name="T106">now</text:span><text:span text:style-name="T104">, doesn't it?</text:span></text:p>
      <text:p text:style-name="P47"/>
      <text:p text:style-name="P141"><text:span text:style-name="T93">A nice thing is </text:span><text:span text:style-name="T102">i</text:span><text:span text:style-name="T93">n the preferences […] </text:span><text:span text:style-name="T154">G</text:span><text:span text:style-name="T155">eneral</text:span><text:span text:style-name="T93"> […] </text:span><text:span text:style-name="T154">K</text:span><text:span text:style-name="T155">eys</text:span><text:span text:style-name="T93"> […]:</text:span></text:p>
      <text:p text:style-name="P141"><text:span text:style-name="T103">Y</text:span><text:span text:style-name="T93">ou can now not only </text:span><text:span text:style-name="T96">choose </text:span><text:span text:style-name="T211">whether</text:span><text:span text:style-name="T105"> </text:span><text:span text:style-name="T107">to </text:span><text:span text:style-name="T105">d</text:span><text:span text:style-name="T104">isplay keyboard shortcuts</text:span><text:span text:style-name="T93"> </text:span><text:span text:style-name="T108">of executed commands,</text:span></text:p>
      <text:p text:style-name="P91"><text:span text:style-name="T93">but also choose </text:span><text:span text:style-name="T204">when</text:span><text:span text:style-name="T104"> to display them</text:span><text:span text:style-name="T93">.</text:span></text:p>
      <text:p text:style-name="P93"><text:span text:style-name="T102">C</text:span><text:span text:style-name="T95">hoose </text:span><text:span text:style-name="T124">Through mous</text:span><text:span text:style-name="T125">e click</text:span><text:span text:style-name="T95"> to get the shortcuts you are </text:span><text:span text:style-name="T218">not </text:span><text:span text:style-name="T95">using </text:span><text:span text:style-name="T96">i</text:span><text:span text:style-name="T103">f </text:span><text:span text:style-name="T101">you’</text:span><text:span text:style-name="T103">d</text:span><text:span text:style-name="T101"> like to</text:span><text:span text:style-name="T96"> </text:span><text:span text:style-name="T219">learn</text:span><text:span text:style-name="T96"> them,</text:span></text:p>
      <text:p text:style-name="P92"><text:span text:style-name="T95">or </text:span><text:span text:style-name="T108">when doing a presentation</text:span><text:span text:style-name="T95"> </text:span><text:span text:style-name="T94">choose </text:span><text:span text:style-name="T124">Through keyboard</text:span></text:p>
      <text:p text:style-name="P92"><text:span text:style-name="T95">so your audience c</text:span><text:span text:style-name="T94">an follow</text:span><text:span text:style-name="T95"> which shortcuts you use.</text:span></text:p>
      <text:p text:style-name="P56"/>
      <text:p text:style-name="P17">Hello audience, are you ready to follow me to the Java improvements?</text:p>
      <text:p text:style-name="P52"/>
      <text:p text:style-name="P26"/>
      <text:p text:style-name="P84">### <text:span text:style-name="T40">Java </text:span>###</text:p>
      <text:p text:style-name="P77"/>
      <text:p text:style-name="P135"><text:span text:style-name="T85">In the </text:span><text:span text:style-name="T43">Eclipse 202</text:span><text:span text:style-name="T46">0</text:span><text:span text:style-name="T43">-</text:span><text:span text:style-name="T47">0</text:span><text:span text:style-name="T46">6 Java</text:span><text:span text:style-name="T43"> IDE </text:span><text:span text:style-name="T209">Java 14 support</text:span><text:span text:style-name="T42"> i</text:span><text:span text:style-name="T85">n now</text:span><text:span text:style-name="T42"> </text:span><text:span text:style-name="T209">built-in</text:span><text:span text:style-name="T42">.</text:span></text:p>
      <text:p text:style-name="P11">No need to install it via the Marketplace anymore.</text:p>
      <text:p text:style-name="P11"/>
      <text:p text:style-name="P95"><text:span text:style-name="T108">When creating a </text:span><text:span text:style-name="T222">new Java project</text:span><text:span text:style-name="T108">,</text:span></text:p>
      <text:p text:style-name="P96"><text:span text:style-name="T41">f</text:span><text:span text:style-name="T51">or instance via </text:span><text:span text:style-name="T129">Find Actions</text:span><text:span text:style-name="T51"> (</text:span><text:span text:style-name="T209">Ctrl+3</text:span><text:span text:style-name="T51">) </text:span><text:span text:style-name="T108">– to demonstrate displaying shortcuts just switched </text:span><text:span text:style-name="T114">on –</text:span></text:p>
      <text:p text:style-name="P95"><text:span text:style-name="T43">you can </text:span><text:span text:style-name="T226">select</text:span><text:span text:style-name="T43"> the JRE </text:span><text:span text:style-name="T49">to use </text:span><text:span text:style-name="T43">from a list, </text:span><text:span text:style-name="T50">that </text:span><text:span text:style-name="T112">now</text:span><text:span text:style-name="T50"> </text:span><text:span text:style-name="T47">g</text:span><text:span text:style-name="T50">oes </text:span><text:span text:style-name="T226">up to Java 1</text:span><text:span text:style-name="T227">4</text:span><text:span text:style-name="T43">.</text:span></text:p>
      <text:p text:style-name="P11">This is an impressive long list of Java versions <text:span text:style-name="T263">that are </text:span>supported by <text:span text:style-name="T263">the </text:span>Eclipse compiler <text:span text:style-name="T263">for Java</text:span>, isn't it?</text:p>
      <text:p text:style-name="P105"><text:span text:style-name="T113">M</text:span><text:span text:style-name="T108">ake sure, </text:span><text:span text:style-name="T113">w</text:span><text:span text:style-name="T108">hen using Java 14,</text:span></text:p>
      <text:p text:style-name="P105"><text:span text:style-name="T53">that you have configured a </text:span><text:span text:style-name="T228">Java 1</text:span><text:span text:style-name="T229">4</text:span><text:span text:style-name="T228"> JDK</text:span><text:span text:style-name="T54"> </text:span><text:span text:style-name="T52">in </text:span><text:span text:style-name="T55">t</text:span><text:span text:style-name="T162">he </text:span><text:span text:style-name="T163">[…] preferences</text:span><text:span text:style-name="T148"> […] </text:span><text:span text:style-name="T149">Java</text:span><text:span text:style-name="T148"> […] </text:span><text:span text:style-name="T130">Installed JREs</text:span><text:span text:style-name="T147">.</text:span></text:p>
      <text:p text:style-name="P20"/>
      <text:p text:style-name="P97"><text:span text:style-name="T108">In Java 14,</text:span><text:span text:style-name="T43"> </text:span><text:span text:style-name="T209">switch expressions</text:span><text:span text:style-name="T43"> </text:span><text:span text:style-name="T88">have </text:span><text:span text:style-name="T230">bec</text:span><text:span text:style-name="T248">o</text:span><text:span text:style-name="T230">me </text:span><text:span text:style-name="T226">standard</text:span></text:p>
      <text:p text:style-name="P99"><text:span text:style-name="T108">without further changes compared to </text:span><text:span text:style-name="T115">them </text:span><text:span text:style-name="T108">as </text:span><text:span text:style-name="T117">a </text:span><text:span text:style-name="T116">second </text:span><text:span text:style-name="T108">preview feature in Java 13.</text:span><text:span text:style-name="T43"> </text:span></text:p>
      <text:p text:style-name="P97"><text:span text:style-name="T56">A</text:span><text:span text:style-name="T43">ll </text:span><text:span text:style-name="T226">four</text:span><text:span text:style-name="T43"> switch </text:span><text:span text:style-name="T226">expression </text:span><text:span text:style-name="T231">and statement</text:span><text:span text:style-name="T43"> </text:span><text:span text:style-name="T209">templates</text:span><text:span text:style-name="T43"> can be used without enabling preview features,</text:span></text:p>
      <text:p text:style-name="P98"><text:span text:style-name="T43">o</text:span><text:span text:style-name="T41">r – within an expression – </text:span><text:span text:style-name="T225">both new</text:span><text:span text:style-name="T41"> switch </text:span><text:span text:style-name="T226">expression </text:span><text:span text:style-name="T209">templates</text:span><text:span text:style-name="T48">.</text:span></text:p>
      <text:p text:style-name="P31"/>
      <text:p text:style-name="P31">There is a new Quick Fix f<text:span text:style-name="T253">or cases where </text:span><text:span text:style-name="T21">return</text:span><text:span text:style-name="T253"> is written </text:span><text:span text:style-name="T8">instead of </text:span><text:span text:style-name="T21">yield</text:span><text:span text:style-name="T25"> by mistake.</text:span></text:p>
      <text:p text:style-name="P156"/>
      <text:p text:style-name="P21">Eclipse <text:span text:style-name="T296">also </text:span>provides tool support for the three <text:span text:style-name="T3">preview feature</text:span><text:span text:style-name="T4">s</text:span> of Java 14:</text:p>
      <text:p text:style-name="P21"><text:span text:style-name="T20">Records</text:span>, <text:span text:style-name="T20">Text Blocks</text:span> <text:span text:style-name="T264">and </text:span><text:span text:style-name="T20">Pattern Matching for instance-of</text:span><text:span text:style-name="T22">.</text:span></text:p>
      <text:p text:style-name="P76"/>
      <text:p text:style-name="P100"><text:span text:style-name="T43">A </text:span><text:span text:style-name="T226">new q</text:span><text:span text:style-name="T232">uick</text:span><text:span text:style-name="T226"> way</text:span><text:span text:style-name="T43"> to </text:span><text:span text:style-name="T226">enable the preview features</text:span></text:p>
      <text:p text:style-name="P100"><text:span text:style-name="T43">is to </text:span><text:span text:style-name="T226">right-click</text:span><text:span text:style-name="T43"> the project and choose </text:span><text:span text:style-name="T163">[…] </text:span><text:span text:style-name="T128">Configure</text:span><text:span text:style-name="T43"> </text:span><text:span text:style-name="T163">[…]</text:span><text:span text:style-name="T43"> </text:span><text:span text:style-name="T128">Enable preview </text:span><text:span text:style-name="T131">f</text:span><text:span text:style-name="T128">eatures</text:span><text:span text:style-name="T43">.</text:span></text:p>
      <text:p text:style-name="P22"/>
      <text:p text:style-name="P23"><text:span text:style-name="T19">Now,</text:span><text:span text:style-name="T265"> you can create a </text:span><text:span text:style-name="T23">record</text:span><text:span text:style-name="T265"> for your shallowly immutable data,</text:span></text:p>
      <text:p text:style-name="P142"><text:span text:style-name="T57">via the new </text:span><text:span text:style-name="T132">New Java Record</text:span><text:span text:style-name="T57"> </text:span><text:span text:style-name="T209">d</text:span><text:span text:style-name="T212">ialog</text:span><text:span text:style-name="T43"> </text:span><text:span text:style-name="T163">[…]</text:span></text:p>
      <text:p text:style-name="P101"><text:span text:style-name="T57">o</text:span><text:span text:style-name="T58">r, </text:span><text:span text:style-name="T59">if the</text:span><text:span text:style-name="T57"> file </text:span><text:span text:style-name="T59">is empty</text:span><text:span text:style-name="T57">, </text:span><text:span text:style-name="T58">via </text:span><text:span text:style-name="T57">the </text:span><text:span text:style-name="T132">new_record</text:span><text:span text:style-name="T57"> </text:span><text:span text:style-name="T209">template</text:span><text:span text:style-name="T57">.</text:span></text:p>
      <text:p text:style-name="P32"/>
      <text:p text:style-name="P101"><text:span text:style-name="T57">M</text:span><text:span text:style-name="T88">oreover,</text:span><text:span text:style-name="T57"> the </text:span><text:span text:style-name="T233">Java</text:span><text:span text:style-name="T57"> </text:span><text:span text:style-name="T209">formatter</text:span><text:span text:style-name="T57"> has been extended by various settings for </text:span><text:span text:style-name="T160">records</text:span><text:span text:style-name="T57">.</text:span></text:p>
      <text:p text:style-name="P12">In case you <text:span text:style-name="T296">are </text:span>wonder<text:span text:style-name="T296">ing</text:span> why <text:span text:style-name="T24">record</text:span> is not highlighted here,</text:p>
      <text:p text:style-name="P12"><text:span text:style-name="T20">record</text:span> is like <text:span text:style-name="T24">var</text:span> a <text:span text:style-name="T5">restricted identifier</text:span>, not <text:span text:style-name="T266">a </text:span>keyword.</text:p>
      <text:p text:style-name="P22"/>
      <text:p text:style-name="P25">In the preview feature <text:span text:style-name="T23">Text Blocks</text:span> <text:span text:style-name="T268">two</text:span> <text:span text:style-name="T5">new escape sequences</text:span> <text:span text:style-name="T296">hav</text:span>e <text:span text:style-name="T296">been </text:span>added <text:span text:style-name="T19">compared to Java 13</text:span>:</text:p>
      <text:p text:style-name="P102"><text:span text:style-name="T43">A </text:span><text:span text:style-name="T226">single backslash at the end of the line</text:span><text:span text:style-name="T43"> </text:span>suppresses <text:span text:style-name="T267">the</text:span><text:span text:style-name="T43"> line break</text:span><text:span text:style-name="T60">.</text:span></text:p>
      <text:p text:style-name="P13">There must <text:span text:style-name="T292">be</text:span> <text:span text:style-name="T5">no space</text:span><text:span text:style-name="T15">s </text:span>after the single backslash, otherwise Eclipse shows an error.</text:p>
      <text:p text:style-name="P104"><text:span text:style-name="T164">T</text:span><text:span text:style-name="T175">he escape sequence</text:span><text:span text:style-name="T164"> </text:span><text:span text:style-name="T273">\s</text:span><text:span text:style-name="T175"> [</text:span><text:span text:style-name="T195">Backslash s</text:span><text:span text:style-name="T175">]</text:span><text:span text:style-name="T61"> </text:span><text:span text:style-name="T234">prevents</text:span><text:span text:style-name="T61"> trailing whitespace from being stripped.</text:span></text:p>
      <text:p text:style-name="P24"/>
      <text:p text:style-name="P103"><text:span text:style-name="T61">A </text:span><text:span text:style-name="T62">new preview feature is </text:span><text:span text:style-name="T126">Pattern Matching for instance-of</text:span><text:span text:style-name="T43">.</text:span></text:p>
      <text:p text:style-name="P103"><text:span text:style-name="T43">It is a </text:span><text:span text:style-name="T226">classic instance-of</text:span><text:span text:style-name="T43"> </text:span><text:span text:style-name="T226">p</text:span><text:span text:style-name="T235">lus</text:span><text:span text:style-name="T43"> </text:span><text:span text:style-name="T226">variable assignment</text:span><text:span text:style-name="T43"> t</text:span><text:span text:style-name="T62">o</text:span><text:span text:style-name="T43"> the cast value </text:span><text:span text:style-name="T226">in one</text:span><text:span text:style-name="T43">.</text:span></text:p>
      <text:p text:style-name="P14">Just add the <text:span text:style-name="T5">name of the variable</text:span> that should contain the cast value</text:p>
      <text:p text:style-name="P6">at the end <text:span text:style-name="T17">of the regular </text:span><text:span text:style-name="T27">instance-of</text:span><text:span text:style-name="T35"> </text:span><text:span text:style-name="T36">[...]</text:span></text:p>
      <text:p text:style-name="P19">and you can use the variable inside the valid scope.</text:p>
      <text:p text:style-name="P15"><text:span text:style-name="T29">Also i</text:span><text:span text:style-name="T28">n an expression, </text:span><text:span text:style-name="T24">Pattern Matching for instance-of</text:span> can be used as <text:span text:style-name="T297">a </text:span>conditional operator.</text:p>
      <text:p text:style-name="P29"/>
      <text:p text:style-name="P18">These were the <text:span text:style-name="T5">Java 14 support improvements</text:span>.</text:p>
      <text:p text:style-name="P143"><text:span text:style-name="T90">B</text:span><text:span text:style-name="T89">y the way</text:span><text:span text:style-name="T90">, the </text:span><text:span text:style-name="T226">Gradle support</text:span><text:span text:style-name="T43"> </text:span><text:span text:style-name="T90">has also been improved </text:span><text:span text:style-name="T249">for running and building</text:span><text:span text:style-name="T90"> with </text:span><text:span text:style-name="T249">Java 14</text:span><text:span text:style-name="T90">.</text:span></text:p>
      <text:p text:style-name="P88"><text:span text:style-name="T108">Let's have a look at the improvements that are helpful, also </text:span><text:span text:style-name="T119">for</text:span><text:span text:style-name="T118"> </text:span><text:span text:style-name="T222">older Java versions</text:span><text:span text:style-name="T108">.</text:span></text:p>
      <text:p text:style-name="P27"/>
      <text:p text:style-name="P27">There are <text:span text:style-name="T5">three</text:span> <text:span text:style-name="T3">new clean-up options</text:span></text:p>
      <text:p text:style-name="P106"><text:span text:style-name="T176">t</text:span><text:span text:style-name="T193">hat</text:span><text:span text:style-name="T176"> can be applied </text:span><text:span text:style-name="T196">manually</text:span><text:span text:style-name="T176"> […] </text:span><text:span text:style-name="T196">or</text:span><text:span text:style-name="T176"> on save as so called </text:span><text:span text:style-name="T145">Save Actions</text:span></text:p>
      <text:p text:style-name="P58"><text:span text:style-name="T293">which will be </text:span><text:span text:style-name="T5">enabled in</text:span> […] <text:span text:style-name="T20">Project</text:span> […] <text:span text:style-name="T20">Properties</text:span> […] <text:span text:style-name="T20">Java Editor</text:span> […] <text:span text:style-name="T20">Save Actions</text:span>.</text:p>
      <text:p text:style-name="P58">Two of the three new options can be found in the <text:span text:style-name="T20">Code Style</text:span> tab:</text:p>
      <text:p text:style-name="P33"/>
      <text:p text:style-name="P107"><text:span text:style-name="T133">var</text:span><text:span text:style-name="T63"> </text:span><text:span text:style-name="T176">which has been introduced in Java 10</text:span><text:span text:style-name="T64"> </text:span><text:span text:style-name="T63">can be used </text:span><text:span text:style-name="T236">wherever possible</text:span></text:p>
      <text:p text:style-name="P107"><text:span text:style-name="T64">to </text:span><text:span text:style-name="T126">use local variable type inference</text:span><text:span text:style-name="T64"> instead of </text:span><text:span text:style-name="T67">having type definitions.</text:span></text:p>
      <text:p text:style-name="P61"><text:span text:style-name="T5">Diamond operators</text:span> will be <text:span text:style-name="T5">filled</text:span> with generic parameter types from the type definition</text:p>
      <text:p text:style-name="P62">and in some cases <text:span text:style-name="T300">a</text:span><text:span text:style-name="T298"> </text:span><text:span text:style-name="T5">literal suffix</text:span> will be <text:span text:style-name="T5">added to numbers</text:span></text:p>
      <text:p text:style-name="P62">to make sure the <text:span text:style-name="T5">type keeps the same</text:span> when being inferred.</text:p>
      <text:p text:style-name="P112"/>
      <text:p text:style-name="P109"><text:span text:style-name="T66">To r</text:span><text:span text:style-name="T65">eplace </text:span><text:span text:style-name="T236">simple</text:span><text:span text:style-name="T66"> logical </text:span><text:span text:style-name="T133">and</text:span><text:span text:style-name="T66"> and </text:span><text:span text:style-name="T133">or</text:span><text:span text:style-name="T66"> </text:span><text:span text:style-name="T236">operators </text:span><text:span text:style-name="T66">w</text:span><text:span text:style-name="T65">ith</text:span><text:span text:style-name="T66"> their corresponding </text:span><text:span text:style-name="T236">conditional</text:span><text:span text:style-name="T66"> operators,</text:span></text:p>
      <text:p text:style-name="P108"><text:span text:style-name="T41">check the checkbox </text:span><text:span text:style-name="T126">Use lazy logical operators</text:span><text:span text:style-name="T41">.</text:span></text:p>
      <text:p text:style-name="P59">Not executing the right side might change the semantic<text:span text:style-name="T297">s</text:span> of your code.</text:p>
      <text:p text:style-name="P110"><text:span text:style-name="T41">Therefore, this clean-up will </text:span><text:span text:style-name="T237">only </text:span><text:span text:style-name="T225">be applied</text:span><text:span text:style-name="T41">, if the </text:span><text:span text:style-name="T225">right side</text:span><text:span text:style-name="T41"> is known to be </text:span><text:span text:style-name="T225">free of side effects</text:span><text:span text:style-name="T41">.</text:span></text:p>
      <text:p text:style-name="P60">If the right side contains any assignments, increments, decrements, method calls or object creations,</text:p>
      <text:p text:style-name="P60">nothing will be changed. That’s smart, isn’t it?</text:p>
      <text:p text:style-name="P34"/>
      <text:p text:style-name="P111"><text:span text:style-name="T68">In the </text:span><text:span text:style-name="T134">Unnecessary Code</text:span><text:span text:style-name="T68"> tab, the</text:span><text:span text:style-name="T69">re is the</text:span><text:span text:style-name="T68"> new option</text:span></text:p>
      <text:p text:style-name="P111"><text:span text:style-name="T126">Merge conditions of if/else if/else that have the same blocks</text:span><text:span text:style-name="T69">.</text:span></text:p>
      <text:p text:style-name="P58">Merging happens <text:span text:style-name="T5">even</text:span> if the blocks are <text:span text:style-name="T5">formatted differently</text:span> or contain <text:span text:style-name="T5">different comments</text:span>.</text:p>
      <text:p text:style-name="P106"><text:span text:style-name="T176">In s</text:span><text:span text:style-name="T177">uch</text:span><text:span text:style-name="T176"> case</text:span><text:span text:style-name="T177">s</text:span><text:span text:style-name="T176">, the </text:span><text:span text:style-name="T196">first block survives</text:span><text:span text:style-name="T176">.</text:span></text:p>
      <text:p text:style-name="P58"/>
      <text:p text:style-name="P113">The <text:span text:style-name="T9">Java </text:span><text:span text:style-name="T5">debugger</text:span> has been <text:span text:style-name="T5">improved</text:span> to <text:span text:style-name="T209">inspect synthetic variables</text:span>,</text:p>
      <text:p text:style-name="P63">variables generated by the Java compiler,</text:p>
      <text:p text:style-name="P113"><text:span text:style-name="T270">for</text:span> <text:span text:style-name="T269">corner</text:span> cases where previously resolving the variable failed.</text:p>
      <text:p text:style-name="P16"><text:span text:style-name="T30">Here, t</text:span><text:span text:style-name="T28">his is such a corner case […] where the Java compiler generated a synthetic variable</text:span></text:p>
      <text:p text:style-name="P68">to access <text:span text:style-name="T5">outside</text:span> of this <text:span text:style-name="T5">anonymous class</text:span> […]</text:p>
      <text:p text:style-name="P68">the method parameter <text:span text:style-name="T20">predicate</text:span> […]</text:p>
      <text:p text:style-name="P136"><text:span text:style-name="T190">which can now be </text:span><text:span text:style-name="T200">inspected</text:span><text:span text:style-name="T190"> inside the anonymous class</text:span><text:span text:style-name="T176">.</text:span></text:p>
      <text:p text:style-name="P28"/>
      <text:p text:style-name="P63">Until now, a NullPointerException told you in which <text:span text:style-name="T5">line</text:span> it occurred, <text:span text:style-name="T5">but not what was </text:span><text:span text:style-name="T20">null</text:span>.</text:p>
      <text:p text:style-name="P114"><text:span text:style-name="T70">I</text:span><text:span text:style-name="T71">f you </text:span><text:span text:style-name="T89">want</text:span><text:span text:style-name="T71"> to </text:span><text:span text:style-name="T89">receive</text:span><text:span text:style-name="T71"> </text:span><text:span text:style-name="T75">more</text:span><text:span text:style-name="T71"> </text:span><text:span text:style-name="T126">helpful</text:span><text:span text:style-name="T209"> NullPointerExceptions</text:span><text:span text:style-name="T71"> messages,</text:span></text:p>
      <text:p text:style-name="P137"><text:span text:style-name="T75">you can use t</text:span><text:span text:style-name="T86">he</text:span><text:span text:style-name="T238"> VM argument</text:span><text:span text:style-name="T75"> </text:span><text:span text:style-name="T176">that has been introduced in Java 14</text:span></text:p>
      <text:p text:style-name="P137"><text:span text:style-name="T173">to turn o</text:span><text:span text:style-name="T174">n helpful </text:span><text:span text:style-name="T153">NullPointerExceptions</text:span><text:span text:style-name="T71"> </text:span><text:span text:style-name="T75">as follows</text:span><text:span text:style-name="T71">:</text:span></text:p>
      <text:p text:style-name="P114"><text:span text:style-name="T93">In the preferences […] </text:span><text:span text:style-name="T154">J</text:span><text:span text:style-name="T156">ava</text:span><text:span text:style-name="T93"> […] </text:span><text:span text:style-name="T140">I</text:span><text:span text:style-name="T141">nstalled JREs</text:span><text:span text:style-name="T93"> […] </text:span><text:span text:style-name="T72">s</text:span><text:span text:style-name="T71">elect</text:span><text:span text:style-name="T73"> </text:span><text:span text:style-name="T71">the JRE or JDK, </text:span><text:span text:style-name="T72">[…]</text:span><text:span text:style-name="T71"> click </text:span><text:span text:style-name="T135">Edit...</text:span></text:p>
      <text:p text:style-name="P41"><text:span text:style-name="T271">and i</text:span>n <text:span text:style-name="T24">Default VM argument</text:span><text:span text:style-name="T26">s</text:span> enter:</text:p>
      <text:p text:style-name="P116"><text:span text:style-name="T272">-XX:+ShowCodeDetailsInExceptionMessages</text:span><text:span text:style-name="T302"> </text:span><text:span text:style-name="T303">[</text:span><text:span text:style-name="T305">minus X </text:span><text:span text:style-name="T306">X </text:span><text:span text:style-name="T305">colon plus <text:s text:c="2"/>show code details in exception messages</text:span><text:span text:style-name="T303">]</text:span><text:span text:style-name="T302">.</text:span></text:p>
      <text:p text:style-name="P35"/>
      <text:p text:style-name="P66">This <text:span text:style-name="T5">VM feature</text:span> is <text:span text:style-name="T288">already </text:span>available in <text:span text:style-name="T288">all</text:span> <text:span text:style-name="T20">HotSpot</text:span><text:span text:style-name="T5"> </text:span>Java<text:span text:style-name="T5"> 14</text:span> VMs,</text:p>
      <text:p text:style-name="P129"><text:span text:style-name="T187">e.g. those from</text:span><text:span text:style-name="T176"> </text:span><text:span text:style-name="T196">Oracle</text:span><text:span text:style-name="T176"> and the </text:span><text:span text:style-name="T158">H</text:span><text:span text:style-name="T159">otSpot</text:span><text:span text:style-name="T188"> VMs from</text:span><text:span text:style-name="T176"> </text:span><text:span text:style-name="T199">Adopt O</text:span><text:span text:style-name="T196">pen JDK</text:span><text:span text:style-name="T176">.</text:span></text:p>
      <text:p text:style-name="P66"/>
      <text:p text:style-name="P67"><text:span text:style-name="T289">In contrast, t</text:span>he <text:span text:style-name="T274">Eclipse</text:span><text:span text:style-name="T10"> </text:span><text:span text:style-name="T5">OpenJ9</text:span> Java <text:span text:style-name="T5">14</text:span> VM <text:span text:style-name="T5">does not </text:span><text:span text:style-name="T14">yet </text:span><text:span text:style-name="T289">have it,</text:span></text:p>
      <text:p text:style-name="P67"><text:span text:style-name="T289">but will have </text:span><text:span text:style-name="T5">slightly simpler</text:span> helpful <text:span text:style-name="T24">NullPointerExceptions</text:span> messages</text:p>
      <text:p text:style-name="P130"><text:span text:style-name="T196">starting</text:span><text:span text:style-name="T176"> with the next release, </text:span><text:span text:style-name="T196">on</text:span><text:span text:style-name="T176"> </text:span><text:span text:style-name="T281">July 20</text:span><text:span text:style-name="T275">, 2020</text:span><text:span text:style-name="T276">, </text:span><text:span text:style-name="T277">in </text:span><text:span text:style-name="T282">Java 14</text:span></text:p>
      <text:p text:style-name="P130"><text:span text:style-name="T277">and – thanks </text:span><text:span text:style-name="T280">t</text:span><text:span text:style-name="T277">o </text:span><text:span text:style-name="T279">a </text:span><text:span text:style-name="T278">single source base – probably </text:span><text:span text:style-name="T277">also in </text:span><text:span text:style-name="T283">Java 8 and 11</text:span><text:span text:style-name="T277">.</text:span></text:p>
      <text:p text:style-name="P67"/>
      <text:p text:style-name="P51"/>
      <text:p text:style-name="P88"><text:span text:style-name="T254">### </text:span><text:span text:style-name="T256">G</text:span><text:span text:style-name="T255">it [ɡɪt] </text:span><text:span text:style-name="T254">###</text:span></text:p>
      <text:p text:style-name="P78"/>
      <text:p text:style-name="P64"><text:span text:style-name="T290">The </text:span>Git support has been improved as well.</text:p>
      <text:p text:style-name="P37"/>
      <text:p text:style-name="P40">In the <text:span text:style-name="T20">Git Repositories</text:span> view <text:span text:style-name="T3">tags can be filtered</text:span><text:span text:style-name="T274"> now.</text:span></text:p>
      <text:p text:style-name="P42">Select the <text:span text:style-name="T20">Tags</text:span> <text:span text:style-name="T5">node</text:span>, <text:span text:style-name="T5">right-click</text:span> and choose <text:span text:style-name="T20">Filter Tags…</text:span> <text:span text:style-name="T31">or hit Ctrl+F</text:span>.</text:p>
      <text:p text:style-name="P117"><text:span text:style-name="T78">You can use</text:span><text:span text:style-name="T77"> </text:span><text:span text:style-name="T240">wildcards</text:span><text:span text:style-name="T77">:</text:span></text:p>
      <text:p text:style-name="P118"><text:span text:style-name="T77"><text:tab/>an </text:span><text:span text:style-name="T239">asterisk</text:span><text:span text:style-name="T76"> for </text:span><text:span text:style-name="T239">any </text:span><text:span text:style-name="T240">string</text:span><text:span text:style-name="T71"> </text:span><text:span text:style-name="T72">[…]</text:span><text:span text:style-name="T71"> </text:span></text:p>
      <text:p text:style-name="P118"><text:span text:style-name="T240"><text:tab/></text:span><text:span text:style-name="T77">a </text:span><text:span text:style-name="T240">question mark</text:span><text:span text:style-name="T77"> for </text:span><text:span text:style-name="T240">any character</text:span><text:span text:style-name="T71"> </text:span><text:span text:style-name="T72">[…]</text:span></text:p>
      <text:p text:style-name="P118"><text:span text:style-name="T71"><text:tab/></text:span><text:span text:style-name="T176">and – like in regular expressions – </text:span><text:span text:style-name="T79"><text:s/></text:span><text:span text:style-name="T80">a</text:span><text:span text:style-name="T241"> </text:span><text:span text:style-name="T240">caret</text:span><text:span text:style-name="T77"> </text:span><text:span text:style-name="T78">[</text:span><text:span text:style-name="T77">ˈkærɪt</text:span><text:span text:style-name="T78">] a</text:span><text:span text:style-name="T79">s prefix for </text:span><text:span text:style-name="T136">starts with</text:span><text:span text:style-name="T150"> </text:span><text:span text:style-name="T151">[…]</text:span></text:p>
      <text:p text:style-name="P118"><text:span text:style-name="T152"><text:tab/></text:span><text:span text:style-name="T79">and </text:span><text:span text:style-name="T241">a dollar sign</text:span><text:span text:style-name="T79"> to mark the </text:span><text:span text:style-name="T241">end</text:span><text:span text:style-name="T79">.</text:span></text:p>
      <text:p text:style-name="P118"><text:span text:style-name="T80">The </text:span><text:span text:style-name="T242">number sign</text:span><text:span text:style-name="T80"> </text:span><text:span text:style-name="T76">followed by a number, </text:span><text:span text:style-name="T176">for instance 10,</text:span></text:p>
      <text:p text:style-name="P118"><text:span text:style-name="T76">shows only the 10 </text:span><text:span text:style-name="T239">most recent tags</text:span><text:span text:style-name="T76"> according to the commit date of the commit they point to.</text:span></text:p>
      <text:p text:style-name="P138"><text:span text:style-name="T176">A tag filter c</text:span><text:span text:style-name="T191">an be</text:span><text:span text:style-name="T176"> set p</text:span><text:span text:style-name="T191">er</text:span><text:span text:style-name="T176"> repository and persists until it will be replaced by a new one.</text:span></text:p>
      <text:p text:style-name="P43"/>
      <text:p text:style-name="P119"><text:span text:style-name="T98">In t</text:span><text:span text:style-name="T97">he </text:span><text:span text:style-name="T142">Clone Git Repositories</text:span><text:span text:style-name="T97"> </text:span><text:span text:style-name="T220">dialog</text:span><text:span text:style-name="T98"> there is a new button </text:span><text:span text:style-name="T97">to </text:span><text:span text:style-name="T209">clone from a Git bundle file</text:span><text:span text:style-name="T93">.</text:span></text:p>
      <text:p text:style-name="P65">A Git bundle file is an <text:span text:style-name="T5">archive </text:span><text:span text:style-name="T11">file</text:span>, like a ZIP file, but in a <text:span text:style-name="T5">Git-specific format</text:span>,</text:p>
      <text:p text:style-name="P139"><text:span text:style-name="T176">that, </text:span><text:span text:style-name="T179">for example,</text:span><text:span text:style-name="T176"> can be created </text:span><text:span text:style-name="T196">on the command line</text:span><text:span text:style-name="T176"> v</text:span><text:span text:style-name="T178">ia</text:span><text:span text:style-name="T176"> the command</text:span></text:p>
      <text:p text:style-name="P65"><text:span text:style-name="T20">git bundle create</text:span> followed by the file name.</text:p>
      <text:p text:style-name="P53"/>
      <text:p text:style-name="P120"><text:span text:style-name="T99">In the </text:span><text:span text:style-name="T126">Git Staging</text:span><text:span text:style-name="T93"> view, </text:span><text:span text:style-name="T99">when the </text:span><text:span text:style-name="T221">Git staging is empty</text:span><text:span text:style-name="T99">,</text:span></text:p>
      <text:p text:style-name="P120"><text:span text:style-name="T99">the </text:span><text:span text:style-name="T140">Commit and Push</text:span><text:span text:style-name="T93"> </text:span><text:span text:style-name="T99">button </text:span><text:span text:style-name="T93">becomes </text:span><text:span text:style-name="T126">Push Head</text:span><text:span text:style-name="T93">.</text:span></text:p>
      <text:p text:style-name="P121"><text:span text:style-name="T179">Now, you can </text:span><text:span text:style-name="T197">stay in the </text:span><text:span text:style-name="T144">Git Staging</text:span><text:span text:style-name="T179"> view</text:span></text:p>
      <text:p text:style-name="P139"><text:span text:style-name="T179">to push a series of commits c</text:span><text:span text:style-name="T180">ommitted without pushing</text:span><text:span text:style-name="T179"> before to the remote repository,</text:span></text:p>
      <text:p text:style-name="P73">without having to go somewhere else to do so.</text:p>
      <text:p text:style-name="P54"/>
      <text:p text:style-name="P55">In the <text:span text:style-name="T20">Commit Viewer</text:span>, in the <text:span text:style-name="T23">Diff</text:span> tab there is now a <text:span text:style-name="T23">Quick Outline</text:span></text:p>
      <text:p text:style-name="P55">to navigate to a <text:span text:style-name="T5">change </text:span><text:span text:style-name="T285">of</text:span> a <text:span text:style-name="T5">specific file</text:span><text:span text:style-name="T284">.</text:span></text:p>
      <text:p text:style-name="P122"><text:span text:style-name="T100">And in the corresponding regular </text:span><text:span text:style-name="T143">Outline</text:span><text:span text:style-name="T100"> view you can now</text:span></text:p>
      <text:p text:style-name="P140">toggle the presentation <text:span text:style-name="T285">between</text:span> <text:span text:style-name="T5">flat folder list</text:span> <text:span text:style-name="T285">and the new </text:span><text:span text:style-name="T12">folder tree</text:span> <text:span text:style-name="T291">p</text:span>resentation. </text:p>
      <text:p text:style-name="P50"/>
      <text:p text:style-name="P49"/>
      <text:p text:style-name="P115"><text:span text:style-name="T254">### </text:span><text:span text:style-name="T256">G</text:span><text:span text:style-name="T258">eneral (</text:span><text:span text:style-name="T259">2</text:span><text:span text:style-name="T258">/2) </text:span><text:span text:style-name="T254">###</text:span></text:p>
      <text:p text:style-name="P80"/>
      <text:p text:style-name="P69">Besides these Java- and Git-specific improvements,</text:p>
      <text:p text:style-name="P70">there are <text:span text:style-name="T5">several</text:span> small general <text:span text:style-name="T5">platform improvements</text:span></text:p>
      <text:p text:style-name="P123"><text:span text:style-name="T179">m</text:span><text:span text:style-name="T181">aking</text:span><text:span text:style-name="T179"> coding easier independent o</text:span><text:span text:style-name="T193">f the</text:span><text:span text:style-name="T179"> language </text:span><text:span text:style-name="T192">used</text:span><text:span text:style-name="T179">.</text:span></text:p>
      <text:p text:style-name="P36"/>
      <text:p text:style-name="P38"><text:span text:style-name="T3">Ligatures</text:span> that were previously fully supported on Linux and MacOS only,</text:p>
      <text:p text:style-name="P38">are now <text:span text:style-name="T3">fully supported on Windows</text:span> too.</text:p>
      <text:p text:style-name="P38">So you can now use <text:span text:style-name="T297">also on </text:span>Window<text:span text:style-name="T286">s </text:span>a <text:span text:style-name="T5">font</text:span> with <text:span text:style-name="T5">programming ligatures</text:span> l<text:span text:style-name="T301">ike </text:span><text:span text:style-name="T309">Fira Code</text:span><text:span text:style-name="T301">, </text:span><text:span text:style-name="T309">Monoid</text:span><text:span text:style-name="T301"> or </text:span><text:span text:style-name="T309">Victor Mono</text:span><text:span text:style-name="T301">.</text:span></text:p>
      <text:p text:style-name="P144"><text:span text:style-name="T28">In the preferences […] </text:span><text:span text:style-name="T24">General</text:span><text:span text:style-name="T28"> […] </text:span><text:span text:style-name="T24">Appearance</text:span><text:span text:style-name="T28"> […] </text:span><text:span text:style-name="T24">Colors and Fonts</text:span><text:span text:style-name="T28"> […]</text:span></text:p>
      <text:p text:style-name="P149"><text:span text:style-name="T179">choose f</text:span><text:span text:style-name="T182">or</text:span><text:span text:style-name="T179"> </text:span><text:span text:style-name="T157">Basic</text:span><text:span text:style-name="T179"> […] </text:span><text:span text:style-name="T157">Text Font</text:span><text:span text:style-name="T179"> […] </text:span><text:span text:style-name="T182">a font </text:span><text:span text:style-name="T179">with programming ligatures.</text:span></text:p>
      <text:p text:style-name="P149"><text:span text:style-name="T81">This turns, </text:span><text:span text:style-name="T179">for example,</text:span><text:span text:style-name="T81"> the combination of a </text:span><text:span text:style-name="T243">minus followed by a greater-than</text:span><text:span text:style-name="T81"> sign</text:span></text:p>
      <text:p text:style-name="P150"><text:span text:style-name="T81">into a </text:span><text:span text:style-name="T243">real looking</text:span><text:span text:style-name="T244"> </text:span><text:span text:style-name="T13">r</text:span><text:span text:style-name="T243">ightwards arrow</text:span><text:span text:style-name="T165"> </text:span><text:span text:style-name="T166">li</text:span><text:span text:style-name="T165">gature.</text:span></text:p>
      <text:p text:style-name="P150"><text:span text:style-name="T166">T</text:span><text:span text:style-name="T165">he same a</text:span><text:span text:style-name="T166">pplies for </text:span><text:span text:style-name="T137">not equal </text:span><text:span text:style-name="T165">[…] </text:span><text:span text:style-name="T166">or for </text:span><text:span text:style-name="T138">less </text:span><text:span text:style-name="T20">than or equal</text:span></text:p>
      <text:p text:style-name="P150"><text:span text:style-name="T165">[…] </text:span><text:span text:style-name="T294">and other combination of characters depending on which ligatures the font contains.</text:span></text:p>
      <text:p text:style-name="P150"/>
      <text:p text:style-name="P146">A<text:span text:style-name="T297">nother</text:span> minor improvement you might want to know about:</text:p>
      <text:p text:style-name="P151"><text:span text:style-name="T295">When you create a file and specify a path, </text:span><text:span text:style-name="T16">non-existent folders will </text:span><text:span text:style-name="T18">just</text:span><text:span text:style-name="T16"> be created</text:span></text:p>
      <text:p text:style-name="P147">instead of<text:span text:style-name="T297"> the dialog </text:span>refusing to create the file in such a case.</text:p>
      <text:p text:style-name="P145"/>
      <text:p text:style-name="P152"><text:span text:style-name="T184">Not only</text:span><text:span text:style-name="T179"> the Light Theme mentioned at the beginning,</text:span></text:p>
      <text:p text:style-name="P152"><text:span text:style-name="T84">but also </text:span><text:span text:style-name="T82">t</text:span><text:span text:style-name="T74">he </text:span><text:span text:style-name="T209">Dark Theme</text:span><text:span text:style-name="T74"> h</text:span><text:span text:style-name="T84">as been</text:span><text:span text:style-name="T74"> </text:span><text:span text:style-name="T245">improved</text:span><text:span text:style-name="T74">.</text:span></text:p>
      <text:p text:style-name="P153"><text:span text:style-name="T179">Let's switch to the dark theme to see h</text:span><text:span text:style-name="T184">ow it looks now</text:span><text:span text:style-name="T179">.</text:span></text:p>
      <text:p text:style-name="P148"/>
      <text:p text:style-name="P148">By the way, in the <text:span text:style-name="T5">preferences</text:span> […] <text:span text:style-name="T20">General</text:span> […] <text:span text:style-name="T20">Appearance</text:span> […],</text:p>
      <text:p text:style-name="P154"><text:span text:style-name="T179">where </text:span><text:span text:style-name="T193">y</text:span><text:span text:style-name="T183">o</text:span><text:span text:style-name="T193">u</text:span><text:span text:style-name="T179"> switch to the </text:span><text:span text:style-name="T197">dark theme</text:span><text:span text:style-name="T179">,</text:span></text:p>
      <text:p text:style-name="P154"><text:span text:style-name="T179">there is a </text:span><text:span text:style-name="T183">new </text:span><text:span text:style-name="T197">checkbox</text:span><text:span text:style-name="T179"> with which you can turn off the new </text:span><text:span text:style-name="T197">square tabs</text:span><text:span text:style-name="T179">, j</text:span><text:span text:style-name="T185">ust in case you</text:span><text:span text:style-name="T179"> don't like t</text:span><text:span text:style-name="T183">hem</text:span><text:span text:style-name="T179">.</text:span></text:p>
      <text:p text:style-name="P154"><text:span text:style-name="T179">S</text:span><text:span text:style-name="T192">witching the theme requires a</text:span><text:span text:style-name="T179"> restart.</text:span></text:p>
      <text:p text:style-name="P46"/>
      <text:p text:style-name="P126"><text:span text:style-name="T82">Here </text:span><text:span text:style-name="T89">is</text:span><text:span text:style-name="T82"> the </text:span><text:span text:style-name="T246">new splash screen</text:span><text:span text:style-name="T82">. Do you like it?</text:span></text:p>
      <text:p text:style-name="P125"><text:span text:style-name="T82">I guess you do. If not, don't worry, Eclipse takes </text:span><text:span text:style-name="T246">less time to </text:span><text:span text:style-name="T307">start </text:span><text:span text:style-name="T308">now</text:span><text:span text:style-name="T304">.</text:span></text:p>
      <text:p text:style-name="P46"/>
      <text:p text:style-name="P124"><text:span text:style-name="T74">On Windows </text:span><text:span text:style-name="T83">10, </text:span><text:span text:style-name="T74">everything is now </text:span><text:span text:style-name="T245">dark</text:span><text:span text:style-name="T74">, the </text:span><text:span text:style-name="T245">menu and all scrollbars</text:span><text:span text:style-name="T74">.</text:span></text:p>
      <text:p text:style-name="P39"/>
      <text:p text:style-name="P127"><text:span text:style-name="T179">Not only on Windows,</text:span><text:span text:style-name="T84"> </text:span><text:span text:style-name="T87">t</text:span><text:span text:style-name="T84">he view </text:span><text:span text:style-name="T247">toolbar colors</text:span><text:span text:style-name="T84"> are </text:span><text:span text:style-name="T41">now </text:span><text:span text:style-name="T247">more </text:span><text:span text:style-name="T225">consistent</text:span><text:span text:style-name="T84">.</text:span></text:p>
      <text:p text:style-name="P71">Like the <text:span text:style-name="T24">Light Theme</text:span>, everything looks a bit <text:span text:style-name="T5">smoother and cleaner</text:span> now, doesn't it?</text:p>
      <text:p text:style-name="P44"/>
      <text:p text:style-name="P2"/>
      <text:p text:style-name="P128"><text:span text:style-name="T254">### </text:span><text:span text:style-name="T256">W</text:span><text:span text:style-name="T257">eb/</text:span><text:span text:style-name="T256">M</text:span><text:span text:style-name="T260">isc</text:span><text:span text:style-name="T255"> </text:span><text:span text:style-name="T254">###</text:span></text:p>
      <text:p text:style-name="P81"/>
      <text:p text:style-name="P75">In the <text:span text:style-name="T20">Eclipse IDE </text:span><text:span text:style-name="T23">for Enterprise Java</text:span><text:span text:style-name="T20"> Developers</text:span>,</text:p>
      <text:p text:style-name="P72">which is the most <text:span text:style-name="T297">frequently </text:span>downloaded Eclipse IDE package,</text:p>
      <text:p text:style-name="P131"><text:span text:style-name="T169">a</text:span><text:span text:style-name="T171">nd </text:span><text:span text:style-name="T170">in the </text:span><text:span text:style-name="T139">Eclipse IDE </text:span><text:span text:style-name="T126">for PHP</text:span><text:span text:style-name="T139"> Developers</text:span><text:span text:style-name="T169">,</text:span></text:p>
      <text:p text:style-name="P132"><text:span text:style-name="T161">the </text:span><text:span text:style-name="T194">editor</text:span><text:span text:style-name="T161"> from the </text:span><text:span text:style-name="T146">Eclipse</text:span><text:span text:style-name="T127"> Wild Web Developer</text:span><text:span text:style-name="T161"> project is now used </text:span><text:span text:style-name="T169">f</text:span><text:span text:style-name="T161">or </text:span><text:span text:style-name="T194">JavaScript files</text:span></text:p>
      <text:p text:style-name="P131"><text:span text:style-name="T186">which </text:span><text:span text:style-name="T179">provid</text:span><text:span text:style-name="T186">es</text:span><text:span text:style-name="T179"> </text:span><text:span text:style-name="T197">code completion</text:span><text:span text:style-name="T179"> also </text:span><text:span text:style-name="T197">for</text:span><text:span text:style-name="T179"> </text:span><text:span text:style-name="T197">HTML</text:span><text:span text:style-name="T179"> </text:span><text:span text:style-name="T197">o</text:span><text:span text:style-name="T198">bjects</text:span><text:span text:style-name="T179">,</text:span></text:p>
      <text:p text:style-name="P72"><text:span text:style-name="T287">like </text:span>for example for <text:span text:style-name="T20">document</text:span> […] or for <text:span text:style-name="T20">location</text:span>.</text:p>
      <text:p text:style-name="P74"/>
      <text:p text:style-name="P157"><text:span text:style-name="T34">Please note, o</text:span><text:span text:style-name="T33">n Linux, Eclipse requires, </text:span><text:span text:style-name="T32">instead of GTK 3.14,</text:span><text:span text:style-name="T33"> now GTK </text:span><text:span text:style-name="T34">3</text:span><text:span text:style-name="T33">.20 or higher.</text:span></text:p>
      <text:p text:style-name="P74"/>
      <text:p text:style-name="P134"><text:span text:style-name="T167">Eclipse is 100% free and open source </text:span><text:span text:style-name="T172">and if</text:span><text:span text:style-name="T167"> you want to support Eclipse,</text:span></text:p>
      <text:p text:style-name="P134"><text:span text:style-name="T168">go to</text:span><text:span text:style-name="T167"> the Help menu a</text:span><text:span text:style-name="T168">nd follow</text:span><text:span text:style-name="T167"> </text:span><text:span text:style-name="T126">Donate</text:span><text:span text:style-name="T167">,</text:span></text:p>
      <text:p text:style-name="P133"><text:span text:style-name="T179">just above </text:span><text:span text:style-name="T144">Contribute</text:span><text:span text:style-name="T179"> w</text:span><text:span text:style-name="T189">here you can</text:span><text:span text:style-name="T179"> become a hero.</text:span></text:p>
      <text:p text:style-name="P45"/>
      <text:p text:style-name="P45"/>
      <text:p text:style-name="P85">### Outro ###</text:p>
      <text:p text:style-name="P83"/>
      <text:p text:style-name="P57"><text:span text:style-name="T37">These were some of the </text:span><text:span text:style-name="T6">Java </text:span><text:span text:style-name="T7">IDE</text:span><text:span text:style-name="T37"> improvements</text:span></text:p>
      <text:p text:style-name="P89"><text:span text:style-name="T251">of the </text:span><text:span text:style-name="T217">quarterly </text:span><text:span text:style-name="T44">Rolling</text:span><text:span text:style-name="T45"> Release </text:span><text:span text:style-name="T208">J</text:span><text:span text:style-name="T213">une</text:span><text:span text:style-name="T207"> 202</text:span><text:span text:style-name="T206">0</text:span><text:span text:style-name="T252">.</text:span></text:p>
      <text:p text:style-name="P57"/>
      <text:p text:style-name="P7">If you <text:span text:style-name="T261">have missed</text:span> some versions, you might want to watch the previous videos, too.</text:p>
      <text:p text:style-name="P1"/>
      <text:p text:style-name="P4"><text:span text:style-name="T38">Thank</text:span><text:span text:style-name="T39">s</text:span> for watching and <text:span text:style-name="T38">happy coding!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06-14T08:46:58.207000000</meta:creation-date>
    <dc:date>2020-06-11T18:11:22.523000000</dc:date>
    <meta:editing-duration>P1DT15H46M4S</meta:editing-duration>
    <meta:editing-cycles>274</meta:editing-cycles>
    <meta:generator>LibreOffice/6.3.6.2$Windows_X86_64 LibreOffice_project/2196df99b074d8a661f4036fca8fa0cbfa33a497</meta:generator>
    <meta:document-statistic meta:table-count="0" meta:image-count="0" meta:object-count="0" meta:page-count="1" meta:paragraph-count="163" meta:word-count="1774" meta:character-count="10101" meta:non-whitespace-character-count="8472"/>
  </office:meta>
</office:document-meta>
</file>